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1181in"/>
    </style:style>
    <style:style style:name="co7" style:family="table-column">
      <style:table-column-properties fo:break-before="auto" style:column-width="1.311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2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0.5181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2146in"/>
    </style:style>
    <style:style style:name="co18" style:family="table-column">
      <style:table-column-properties fo:break-before="auto" style:column-width="5.4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0"/>
    <style:style style:name="ce18" style:family="table-cell" style:parent-style-name="Default" style:data-style-name="N128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126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126">
      <style:table-cell-properties fo:border-bottom="none" fo:background-color="#ffff00" fo:border-left="0.06pt solid #000000" fo:border-right="none" fo:border-top="none"/>
    </style:style>
    <style:style style:name="ce21" style:family="table-cell" style:parent-style-name="Default" style:data-style-name="N126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2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8"/>
    <style:style style:name="ce26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6"/>
    <style:style style:name="ce4" style:family="table-cell" style:parent-style-name="Default" style:data-style-name="N126">
      <style:table-cell-properties fo:background-color="#ffff00"/>
    </style:style>
    <style:style style:name="ce29" style:family="table-cell" style:parent-style-name="Default" style:data-style-name="N126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28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126">
      <style:table-cell-properties fo:border-bottom="none" fo:background-color="#ffff00" fo:border-left="none" fo:border-right="0.06pt solid #000000" fo:border-top="none"/>
    </style:style>
    <style:style style:name="ce33" style:family="table-cell" style:parent-style-name="Default" style:data-style-name="N126">
      <style:table-cell-properties fo:border-bottom="0.06pt solid #000000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="none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61"/>
    <style:style style:name="ce4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ll Time Prof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1007" table:default-cell-style-name="Default"/>
        <table:table-row table:style-name="ro1">
          <table:table-cell table:style-name="ce9" office:value-type="string" calcext:value-type="string">
            <text:p># Conjuncts</text:p>
          </table:table-cell>
          <table:table-cell table:style-name="ce15" office:value-type="string" calcext:value-type="string">
            <text:p># Vars</text:p>
          </table:table-cell>
          <table:table-cell table:style-name="ce18" office:value-type="string" calcext:value-type="string">
            <text:p><text:s/>User Time – DNF</text:p>
          </table:table-cell>
          <table:table-cell table:style-name="ce26" office:value-type="string" calcext:value-type="string">
            <text:p><text:s/>System Time – DNF</text:p>
          </table:table-cell>
          <table:table-cell table:style-name="ce30" office:value-type="string" calcext:value-type="string">
            <text:p>Total Time – DNF</text:p>
          </table:table-cell>
          <table:table-cell table:style-name="ce9" office:value-type="string" calcext:value-type="string">
            <text:p>User Time – Z3</text:p>
          </table:table-cell>
          <table:table-cell table:style-name="ce15" office:value-type="string" calcext:value-type="string">
            <text:p>System Time – Z3</text:p>
          </table:table-cell>
          <table:table-cell table:style-name="ce24" office:value-type="string" calcext:value-type="string">
            <text:p>Total Time – Z3</text:p>
          </table:table-cell>
          <table:table-cell table:style-name="ce9" office:value-type="string" calcext:value-type="string">
            <text:p><text:s/>User Time – PAR</text:p>
          </table:table-cell>
          <table:table-cell table:style-name="ce15" office:value-type="string" calcext:value-type="string">
            <text:p><text:s/>System Time – PAR</text:p>
          </table:table-cell>
          <table:table-cell table:style-name="ce24" office:value-type="string" calcext:value-type="string">
            <text:p>Total Time – PAR</text:p>
          </table:table-cell>
          <table:table-cell table:style-name="ce9" office:value-type="string" calcext:value-type="string">
            <text:p>% User DNF</text:p>
          </table:table-cell>
          <table:table-cell table:style-name="ce15" office:value-type="string" calcext:value-type="string">
            <text:p>% User Z3</text:p>
          </table:table-cell>
          <table:table-cell table:style-name="ce24" office:value-type="string" calcext:value-type="string">
            <text:p>% User PAR</text:p>
          </table:table-cell>
          <table:table-cell table:style-name="ce41" table:number-columns-repeated="3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00004165" calcext:value-type="float">
            <text:p>0.00004165</text:p>
          </table:table-cell>
          <table:table-cell table:style-name="ce3" office:value-type="float" office:value="0.00011323" calcext:value-type="float">
            <text:p>0.00011323</text:p>
          </table:table-cell>
          <table:table-cell table:style-name="ce31" table:formula="of:=[.C2]+[.D2]" office:value-type="float" office:value="0.00015488" calcext:value-type="float">
            <text:p>0.00015488</text:p>
          </table:table-cell>
          <table:table-cell table:style-name="ce19" office:value-type="float" office:value="0.00005887" calcext:value-type="float">
            <text:p>0.00005887</text:p>
          </table:table-cell>
          <table:table-cell table:style-name="ce3" office:value-type="float" office:value="0.00014477" calcext:value-type="float">
            <text:p>0.00014477</text:p>
          </table:table-cell>
          <table:table-cell table:style-name="ce31" table:formula="of:=[.F2]+[.G2]" office:value-type="float" office:value="0.00020364" calcext:value-type="float">
            <text:p>0.00020364</text:p>
          </table:table-cell>
          <table:table-cell table:style-name="ce19" office:value-type="float" office:value="0.00004857" calcext:value-type="float">
            <text:p>0.00004857</text:p>
          </table:table-cell>
          <table:table-cell table:style-name="ce3" office:value-type="float" office:value="0.00017086" calcext:value-type="float">
            <text:p>0.00017086</text:p>
          </table:table-cell>
          <table:table-cell table:style-name="ce31" table:formula="of:=[.I2]+[.J2]" office:value-type="float" office:value="0.00021943" calcext:value-type="float">
            <text:p>0.00021943</text:p>
          </table:table-cell>
          <table:table-cell table:style-name="ce36" table:formula="of:=ROUND([.C2]/[.E2]; 4)" office:value-type="float" office:value="0.2689" calcext:value-type="float">
            <text:p>0.2689</text:p>
          </table:table-cell>
          <table:table-cell table:formula="of:=ROUND([.F2]/[.H2];4)" office:value-type="float" office:value="0.2891" calcext:value-type="float">
            <text:p>0.2891</text:p>
          </table:table-cell>
          <table:table-cell table:style-name="ce39" table:formula="of:=ROUND([.I2]/[.K2];4)" office:value-type="float" office:value="0.2213" calcext:value-type="float">
            <text:p>0.2213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00007256" calcext:value-type="float">
            <text:p>0.00007256</text:p>
          </table:table-cell>
          <table:table-cell table:style-name="ce3" office:value-type="float" office:value="0.0001384" calcext:value-type="float">
            <text:p>0.00013840</text:p>
          </table:table-cell>
          <table:table-cell table:style-name="ce31" table:formula="of:=[.C3]+[.D3]" office:value-type="float" office:value="0.00021096" calcext:value-type="float">
            <text:p>0.00021096</text:p>
          </table:table-cell>
          <table:table-cell table:style-name="ce19" office:value-type="float" office:value="0.00005355" calcext:value-type="float">
            <text:p>0.00005355</text:p>
          </table:table-cell>
          <table:table-cell table:style-name="ce3" office:value-type="float" office:value="0.00012216" calcext:value-type="float">
            <text:p>0.00012216</text:p>
          </table:table-cell>
          <table:table-cell table:style-name="ce31" table:formula="of:=[.F3]+[.G3]" office:value-type="float" office:value="0.00017571" calcext:value-type="float">
            <text:p>0.00017571</text:p>
          </table:table-cell>
          <table:table-cell table:style-name="ce19" office:value-type="float" office:value="0.0001054" calcext:value-type="float">
            <text:p>0.00010540</text:p>
          </table:table-cell>
          <table:table-cell table:style-name="ce3" office:value-type="float" office:value="0.00013483" calcext:value-type="float">
            <text:p>0.00013483</text:p>
          </table:table-cell>
          <table:table-cell table:style-name="ce31" table:formula="of:=[.I3]+[.J3]" office:value-type="float" office:value="0.00024023" calcext:value-type="float">
            <text:p>0.00024023</text:p>
          </table:table-cell>
          <table:table-cell table:style-name="ce36" table:formula="of:=ROUND([.C3]/[.E3]; 4)" office:value-type="float" office:value="0.344" calcext:value-type="float">
            <text:p>0.344</text:p>
          </table:table-cell>
          <table:table-cell table:formula="of:=ROUND([.F3]/[.H3];4)" office:value-type="float" office:value="0.3048" calcext:value-type="float">
            <text:p>0.3048</text:p>
          </table:table-cell>
          <table:table-cell table:style-name="ce39" table:formula="of:=ROUND([.I3]/[.K3];4)" office:value-type="float" office:value="0.4387" calcext:value-type="float">
            <text:p>0.4387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.00004538" calcext:value-type="float">
            <text:p>0.00004538</text:p>
          </table:table-cell>
          <table:table-cell table:style-name="ce3" office:value-type="float" office:value="0.00018351" calcext:value-type="float">
            <text:p>0.00018351</text:p>
          </table:table-cell>
          <table:table-cell table:style-name="ce31" table:formula="of:=[.C4]+[.D4]" office:value-type="float" office:value="0.00022889" calcext:value-type="float">
            <text:p>0.00022889</text:p>
          </table:table-cell>
          <table:table-cell table:style-name="ce19" office:value-type="float" office:value="0.0000146" calcext:value-type="float">
            <text:p>0.00001460</text:p>
          </table:table-cell>
          <table:table-cell table:style-name="ce3" office:value-type="float" office:value="0.00021453" calcext:value-type="float">
            <text:p>0.00021453</text:p>
          </table:table-cell>
          <table:table-cell table:style-name="ce31" table:formula="of:=[.F4]+[.G4]" office:value-type="float" office:value="0.00022913" calcext:value-type="float">
            <text:p>0.00022913</text:p>
          </table:table-cell>
          <table:table-cell table:style-name="ce19" office:value-type="float" office:value="0.00008128" calcext:value-type="float">
            <text:p>0.00008128</text:p>
          </table:table-cell>
          <table:table-cell table:style-name="ce3" office:value-type="float" office:value="0.00013334" calcext:value-type="float">
            <text:p>0.00013334</text:p>
          </table:table-cell>
          <table:table-cell table:style-name="ce31" table:formula="of:=[.I4]+[.J4]" office:value-type="float" office:value="0.00021462" calcext:value-type="float">
            <text:p>0.00021462</text:p>
          </table:table-cell>
          <table:table-cell table:style-name="ce36" table:formula="of:=ROUND([.C4]/[.E4]; 4)" office:value-type="float" office:value="0.1983" calcext:value-type="float">
            <text:p>0.1983</text:p>
          </table:table-cell>
          <table:table-cell table:formula="of:=ROUND([.F4]/[.H4];4)" office:value-type="float" office:value="0.0637" calcext:value-type="float">
            <text:p>0.0637</text:p>
          </table:table-cell>
          <table:table-cell table:style-name="ce39" table:formula="of:=ROUND([.I4]/[.K4];4)" office:value-type="float" office:value="0.3787" calcext:value-type="float">
            <text:p>0.3787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19" office:value-type="float" office:value="0.00001491" calcext:value-type="float">
            <text:p>0.00001491</text:p>
          </table:table-cell>
          <table:table-cell table:style-name="ce3" office:value-type="float" office:value="0.00018046" calcext:value-type="float">
            <text:p>0.00018046</text:p>
          </table:table-cell>
          <table:table-cell table:style-name="ce31" table:formula="of:=[.C5]+[.D5]" office:value-type="float" office:value="0.00019537" calcext:value-type="float">
            <text:p>0.00019537</text:p>
          </table:table-cell>
          <table:table-cell table:style-name="ce19" office:value-type="float" office:value="0.00007764" calcext:value-type="float">
            <text:p>0.00007764</text:p>
          </table:table-cell>
          <table:table-cell table:style-name="ce3" office:value-type="float" office:value="0.00009514" calcext:value-type="float">
            <text:p>0.00009514</text:p>
          </table:table-cell>
          <table:table-cell table:style-name="ce31" table:formula="of:=[.F5]+[.G5]" office:value-type="float" office:value="0.00017278" calcext:value-type="float">
            <text:p>0.00017278</text:p>
          </table:table-cell>
          <table:table-cell table:style-name="ce19" office:value-type="float" office:value="0.00010751" calcext:value-type="float">
            <text:p>0.00010751</text:p>
          </table:table-cell>
          <table:table-cell table:style-name="ce3" office:value-type="float" office:value="0.00015631" calcext:value-type="float">
            <text:p>0.00015631</text:p>
          </table:table-cell>
          <table:table-cell table:style-name="ce31" table:formula="of:=[.I5]+[.J5]" office:value-type="float" office:value="0.00026382" calcext:value-type="float">
            <text:p>0.00026382</text:p>
          </table:table-cell>
          <table:table-cell table:style-name="ce36" table:formula="of:=ROUND([.C5]/[.E5]; 4)" office:value-type="float" office:value="0.0763" calcext:value-type="float">
            <text:p>0.0763</text:p>
          </table:table-cell>
          <table:table-cell table:formula="of:=ROUND([.F5]/[.H5];4)" office:value-type="float" office:value="0.4494" calcext:value-type="float">
            <text:p>0.4494</text:p>
          </table:table-cell>
          <table:table-cell table:style-name="ce39" table:formula="of:=ROUND([.I5]/[.K5];4)" office:value-type="float" office:value="0.4075" calcext:value-type="float">
            <text:p>0.4075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0" office:value-type="float" office:value="0.00006198" calcext:value-type="float">
            <text:p>0.00006198</text:p>
          </table:table-cell>
          <table:table-cell table:style-name="ce4" office:value-type="float" office:value="0.00014957" calcext:value-type="float">
            <text:p>0.00014957</text:p>
          </table:table-cell>
          <table:table-cell table:style-name="ce32" table:formula="of:=[.C6]+[.D6]" office:value-type="float" office:value="0.00021155" calcext:value-type="float">
            <text:p>0.00021155</text:p>
          </table:table-cell>
          <table:table-cell table:style-name="ce20" office:value-type="float" office:value="0.00004418" calcext:value-type="float">
            <text:p>0.00004418</text:p>
          </table:table-cell>
          <table:table-cell table:style-name="ce4" office:value-type="float" office:value="0.00012806" calcext:value-type="float">
            <text:p>0.00012806</text:p>
          </table:table-cell>
          <table:table-cell table:style-name="ce32" table:formula="of:=[.F6]+[.G6]" office:value-type="float" office:value="0.00017224" calcext:value-type="float">
            <text:p>0.00017224</text:p>
          </table:table-cell>
          <table:table-cell table:style-name="ce20" office:value-type="float" office:value="0.0000185" calcext:value-type="float">
            <text:p>0.00001850</text:p>
          </table:table-cell>
          <table:table-cell table:style-name="ce4" office:value-type="float" office:value="0.00016637" calcext:value-type="float">
            <text:p>0.00016637</text:p>
          </table:table-cell>
          <table:table-cell table:style-name="ce32" table:formula="of:=[.I6]+[.J6]" office:value-type="float" office:value="0.00018487" calcext:value-type="float">
            <text:p>0.00018487</text:p>
          </table:table-cell>
          <table:table-cell table:style-name="ce36" table:formula="of:=ROUND([.C6]/[.E6]; 4)" office:value-type="float" office:value="0.293" calcext:value-type="float">
            <text:p>0.293</text:p>
          </table:table-cell>
          <table:table-cell table:formula="of:=ROUND([.F6]/[.H6];4)" office:value-type="float" office:value="0.2565" calcext:value-type="float">
            <text:p>0.2565</text:p>
          </table:table-cell>
          <table:table-cell table:style-name="ce39" table:formula="of:=ROUND([.I6]/[.K6];4)" office:value-type="float" office:value="0.1001" calcext:value-type="float">
            <text:p>0.1001</text:p>
          </table:table-cell>
          <table:table-cell table:style-name="ce42"/>
          <table:table-cell/>
          <table:table-cell table:style-name="ce42"/>
          <table:table-cell table:number-columns-repeated="3"/>
          <table:table-cell table:style-name="ce1" table:number-columns-repeated="100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19" office:value-type="float" office:value="0.00004849" calcext:value-type="float">
            <text:p>0.00004849</text:p>
          </table:table-cell>
          <table:table-cell table:style-name="ce3" office:value-type="float" office:value="0.00014615" calcext:value-type="float">
            <text:p>0.00014615</text:p>
          </table:table-cell>
          <table:table-cell table:style-name="ce31" table:formula="of:=[.C7]+[.D7]" office:value-type="float" office:value="0.00019464" calcext:value-type="float">
            <text:p>0.00019464</text:p>
          </table:table-cell>
          <table:table-cell table:style-name="ce19" office:value-type="float" office:value="0.00005285" calcext:value-type="float">
            <text:p>0.00005285</text:p>
          </table:table-cell>
          <table:table-cell table:style-name="ce3" office:value-type="float" office:value="0.0001311" calcext:value-type="float">
            <text:p>0.00013110</text:p>
          </table:table-cell>
          <table:table-cell table:style-name="ce31" table:formula="of:=[.F7]+[.G7]" office:value-type="float" office:value="0.00018395" calcext:value-type="float">
            <text:p>0.00018395</text:p>
          </table:table-cell>
          <table:table-cell table:style-name="ce19" office:value-type="float" office:value="0.00001569" calcext:value-type="float">
            <text:p>0.00001569</text:p>
          </table:table-cell>
          <table:table-cell table:style-name="ce3" office:value-type="float" office:value="0.00010183" calcext:value-type="float">
            <text:p>0.00010183</text:p>
          </table:table-cell>
          <table:table-cell table:style-name="ce31" table:formula="of:=[.I7]+[.J7]" office:value-type="float" office:value="0.00011752" calcext:value-type="float">
            <text:p>0.00011752</text:p>
          </table:table-cell>
          <table:table-cell table:style-name="ce36" table:formula="of:=ROUND([.C7]/[.E7]; 4)" office:value-type="float" office:value="0.2491" calcext:value-type="float">
            <text:p>0.2491</text:p>
          </table:table-cell>
          <table:table-cell table:formula="of:=ROUND([.F7]/[.H7];4)" office:value-type="float" office:value="0.2873" calcext:value-type="float">
            <text:p>0.2873</text:p>
          </table:table-cell>
          <table:table-cell table:style-name="ce39" table:formula="of:=ROUND([.I7]/[.K7];4)" office:value-type="float" office:value="0.1335" calcext:value-type="float">
            <text:p>0.1335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.00001639" calcext:value-type="float">
            <text:p>0.00001639</text:p>
          </table:table-cell>
          <table:table-cell table:style-name="ce3" office:value-type="float" office:value="0.00016612" calcext:value-type="float">
            <text:p>0.00016612</text:p>
          </table:table-cell>
          <table:table-cell table:style-name="ce31" table:formula="of:=[.C8]+[.D8]" office:value-type="float" office:value="0.00018251" calcext:value-type="float">
            <text:p>0.00018251</text:p>
          </table:table-cell>
          <table:table-cell table:style-name="ce19" office:value-type="float" office:value="0.00006073" calcext:value-type="float">
            <text:p>0.00006073</text:p>
          </table:table-cell>
          <table:table-cell table:style-name="ce3" office:value-type="float" office:value="0.00011575" calcext:value-type="float">
            <text:p>0.00011575</text:p>
          </table:table-cell>
          <table:table-cell table:style-name="ce31" table:formula="of:=[.F8]+[.G8]" office:value-type="float" office:value="0.00017648" calcext:value-type="float">
            <text:p>0.00017648</text:p>
          </table:table-cell>
          <table:table-cell table:style-name="ce19" office:value-type="float" office:value="0.00000608" calcext:value-type="float">
            <text:p>0.00000608</text:p>
          </table:table-cell>
          <table:table-cell table:style-name="ce3" office:value-type="float" office:value="0.00010977" calcext:value-type="float">
            <text:p>0.00010977</text:p>
          </table:table-cell>
          <table:table-cell table:style-name="ce31" table:formula="of:=[.I8]+[.J8]" office:value-type="float" office:value="0.00011585" calcext:value-type="float">
            <text:p>0.00011585</text:p>
          </table:table-cell>
          <table:table-cell table:style-name="ce36" table:formula="of:=ROUND([.C8]/[.E8]; 4)" office:value-type="float" office:value="0.0898" calcext:value-type="float">
            <text:p>0.0898</text:p>
          </table:table-cell>
          <table:table-cell table:formula="of:=ROUND([.F8]/[.H8];4)" office:value-type="float" office:value="0.3441" calcext:value-type="float">
            <text:p>0.3441</text:p>
          </table:table-cell>
          <table:table-cell table:style-name="ce39" table:formula="of:=ROUND([.I8]/[.K8];4)" office:value-type="float" office:value="0.0525" calcext:value-type="float">
            <text:p>0.0525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20" office:value-type="float" office:value="0.0000621" calcext:value-type="float">
            <text:p>0.00006210</text:p>
          </table:table-cell>
          <table:table-cell table:style-name="ce4" office:value-type="float" office:value="0.00016242" calcext:value-type="float">
            <text:p>0.00016242</text:p>
          </table:table-cell>
          <table:table-cell table:style-name="ce32" table:formula="of:=[.C9]+[.D9]" office:value-type="float" office:value="0.00022452" calcext:value-type="float">
            <text:p>0.00022452</text:p>
          </table:table-cell>
          <table:table-cell table:style-name="ce20" office:value-type="float" office:value="0.00005981" calcext:value-type="float">
            <text:p>0.00005981</text:p>
          </table:table-cell>
          <table:table-cell table:style-name="ce4" office:value-type="float" office:value="0.00011331" calcext:value-type="float">
            <text:p>0.00011331</text:p>
          </table:table-cell>
          <table:table-cell table:style-name="ce32" table:formula="of:=[.F9]+[.G9]" office:value-type="float" office:value="0.00017312" calcext:value-type="float">
            <text:p>0.00017312</text:p>
          </table:table-cell>
          <table:table-cell table:style-name="ce20" office:value-type="float" office:value="0.00002582" calcext:value-type="float">
            <text:p>0.00002582</text:p>
          </table:table-cell>
          <table:table-cell table:style-name="ce4" office:value-type="float" office:value="0.00014131" calcext:value-type="float">
            <text:p>0.00014131</text:p>
          </table:table-cell>
          <table:table-cell table:style-name="ce32" table:formula="of:=[.I9]+[.J9]" office:value-type="float" office:value="0.00016713" calcext:value-type="float">
            <text:p>0.00016713</text:p>
          </table:table-cell>
          <table:table-cell table:style-name="ce36" table:formula="of:=ROUND([.C9]/[.E9]; 4)" office:value-type="float" office:value="0.2766" calcext:value-type="float">
            <text:p>0.2766</text:p>
          </table:table-cell>
          <table:table-cell table:formula="of:=ROUND([.F9]/[.H9];4)" office:value-type="float" office:value="0.3455" calcext:value-type="float">
            <text:p>0.3455</text:p>
          </table:table-cell>
          <table:table-cell table:style-name="ce39" table:formula="of:=ROUND([.I9]/[.K9];4)" office:value-type="float" office:value="0.1545" calcext:value-type="float">
            <text:p>0.1545</text:p>
          </table:table-cell>
          <table:table-cell table:style-name="ce42"/>
          <table:table-cell/>
          <table:table-cell table:style-name="ce42"/>
          <table:table-cell table:number-columns-repeated="3"/>
          <table:table-cell table:style-name="ce1"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.00001749" calcext:value-type="float">
            <text:p>0.00001749</text:p>
          </table:table-cell>
          <table:table-cell table:style-name="ce3" office:value-type="float" office:value="0.00017271" calcext:value-type="float">
            <text:p>0.00017271</text:p>
          </table:table-cell>
          <table:table-cell table:style-name="ce31" table:formula="of:=[.C10]+[.D10]" office:value-type="float" office:value="0.0001902" calcext:value-type="float">
            <text:p>0.00019020</text:p>
          </table:table-cell>
          <table:table-cell table:style-name="ce19" office:value-type="float" office:value="0.00000807" calcext:value-type="float">
            <text:p>0.00000807</text:p>
          </table:table-cell>
          <table:table-cell table:style-name="ce3" office:value-type="float" office:value="0.00018361" calcext:value-type="float">
            <text:p>0.00018361</text:p>
          </table:table-cell>
          <table:table-cell table:style-name="ce31" table:formula="of:=[.F10]+[.G10]" office:value-type="float" office:value="0.00019168" calcext:value-type="float">
            <text:p>0.00019168</text:p>
          </table:table-cell>
          <table:table-cell table:style-name="ce19" office:value-type="float" office:value="0.00006944" calcext:value-type="float">
            <text:p>0.00006944</text:p>
          </table:table-cell>
          <table:table-cell table:style-name="ce3" office:value-type="float" office:value="0.00016172" calcext:value-type="float">
            <text:p>0.00016172</text:p>
          </table:table-cell>
          <table:table-cell table:style-name="ce31" table:formula="of:=[.I10]+[.J10]" office:value-type="float" office:value="0.00023116" calcext:value-type="float">
            <text:p>0.00023116</text:p>
          </table:table-cell>
          <table:table-cell table:style-name="ce36" table:formula="of:=ROUND([.C10]/[.E10]; 4)" office:value-type="float" office:value="0.092" calcext:value-type="float">
            <text:p>0.092</text:p>
          </table:table-cell>
          <table:table-cell table:formula="of:=ROUND([.F10]/[.H10];4)" office:value-type="float" office:value="0.0421" calcext:value-type="float">
            <text:p>0.0421</text:p>
          </table:table-cell>
          <table:table-cell table:style-name="ce39" table:formula="of:=ROUND([.I10]/[.K10];4)" office:value-type="float" office:value="0.3004" calcext:value-type="float">
            <text:p>0.3004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.00007705" calcext:value-type="float">
            <text:p>0.00007705</text:p>
          </table:table-cell>
          <table:table-cell table:style-name="ce3" office:value-type="float" office:value="0.00016475" calcext:value-type="float">
            <text:p>0.00016475</text:p>
          </table:table-cell>
          <table:table-cell table:style-name="ce31" table:formula="of:=[.C11]+[.D11]" office:value-type="float" office:value="0.0002418" calcext:value-type="float">
            <text:p>0.00024180</text:p>
          </table:table-cell>
          <table:table-cell table:style-name="ce19" office:value-type="float" office:value="0.00004605" calcext:value-type="float">
            <text:p>0.00004605</text:p>
          </table:table-cell>
          <table:table-cell table:style-name="ce3" office:value-type="float" office:value="0.00019" calcext:value-type="float">
            <text:p>0.00019000</text:p>
          </table:table-cell>
          <table:table-cell table:style-name="ce31" table:formula="of:=[.F11]+[.G11]" office:value-type="float" office:value="0.00023605" calcext:value-type="float">
            <text:p>0.00023605</text:p>
          </table:table-cell>
          <table:table-cell table:style-name="ce19" office:value-type="float" office:value="0.00004859" calcext:value-type="float">
            <text:p>0.00004859</text:p>
          </table:table-cell>
          <table:table-cell table:style-name="ce3" office:value-type="float" office:value="0.00018391" calcext:value-type="float">
            <text:p>0.00018391</text:p>
          </table:table-cell>
          <table:table-cell table:style-name="ce31" table:formula="of:=[.I11]+[.J11]" office:value-type="float" office:value="0.0002325" calcext:value-type="float">
            <text:p>0.00023250</text:p>
          </table:table-cell>
          <table:table-cell table:style-name="ce36" table:formula="of:=ROUND([.C11]/[.E11]; 4)" office:value-type="float" office:value="0.3187" calcext:value-type="float">
            <text:p>0.3187</text:p>
          </table:table-cell>
          <table:table-cell table:formula="of:=ROUND([.F11]/[.H11];4)" office:value-type="float" office:value="0.1951" calcext:value-type="float">
            <text:p>0.1951</text:p>
          </table:table-cell>
          <table:table-cell table:style-name="ce39" table:formula="of:=ROUND([.I11]/[.K11];4)" office:value-type="float" office:value="0.209" calcext:value-type="float">
            <text:p>0.209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 table:style-name="ce20" office:value-type="float" office:value="0.00002963" calcext:value-type="float">
            <text:p>0.00002963</text:p>
          </table:table-cell>
          <table:table-cell table:style-name="ce4" office:value-type="float" office:value="0.00014205" calcext:value-type="float">
            <text:p>0.00014205</text:p>
          </table:table-cell>
          <table:table-cell table:style-name="ce32" table:formula="of:=[.C12]+[.D12]" office:value-type="float" office:value="0.00017168" calcext:value-type="float">
            <text:p>0.00017168</text:p>
          </table:table-cell>
          <table:table-cell table:style-name="ce20" office:value-type="float" office:value="0.00003176" calcext:value-type="float">
            <text:p>0.00003176</text:p>
          </table:table-cell>
          <table:table-cell table:style-name="ce4" office:value-type="float" office:value="0.00015198" calcext:value-type="float">
            <text:p>0.00015198</text:p>
          </table:table-cell>
          <table:table-cell table:style-name="ce32" table:formula="of:=[.F12]+[.G12]" office:value-type="float" office:value="0.00018374" calcext:value-type="float">
            <text:p>0.00018374</text:p>
          </table:table-cell>
          <table:table-cell table:style-name="ce20" office:value-type="float" office:value="0.00006976" calcext:value-type="float">
            <text:p>0.00006976</text:p>
          </table:table-cell>
          <table:table-cell table:style-name="ce4" office:value-type="float" office:value="0.0001628" calcext:value-type="float">
            <text:p>0.00016280</text:p>
          </table:table-cell>
          <table:table-cell table:style-name="ce32" table:formula="of:=[.I12]+[.J12]" office:value-type="float" office:value="0.00023256" calcext:value-type="float">
            <text:p>0.00023256</text:p>
          </table:table-cell>
          <table:table-cell table:style-name="ce36" table:formula="of:=ROUND([.C12]/[.E12]; 4)" office:value-type="float" office:value="0.1726" calcext:value-type="float">
            <text:p>0.1726</text:p>
          </table:table-cell>
          <table:table-cell table:formula="of:=ROUND([.F12]/[.H12];4)" office:value-type="float" office:value="0.1729" calcext:value-type="float">
            <text:p>0.1729</text:p>
          </table:table-cell>
          <table:table-cell table:style-name="ce39" table:formula="of:=ROUND([.I12]/[.K12];4)" office:value-type="float" office:value="0.3" calcext:value-type="float">
            <text:p>0.3</text:p>
          </table:table-cell>
          <table:table-cell table:style-name="ce42"/>
          <table:table-cell/>
          <table:table-cell table:style-name="ce42"/>
          <table:table-cell table:number-columns-repeated="3"/>
          <table:table-cell table:style-name="ce1"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.00005693" calcext:value-type="float">
            <text:p>0.00005693</text:p>
          </table:table-cell>
          <table:table-cell table:style-name="ce3" office:value-type="float" office:value="0.00013338" calcext:value-type="float">
            <text:p>0.00013338</text:p>
          </table:table-cell>
          <table:table-cell table:style-name="ce31" table:formula="of:=[.C13]+[.D13]" office:value-type="float" office:value="0.00019031" calcext:value-type="float">
            <text:p>0.00019031</text:p>
          </table:table-cell>
          <table:table-cell table:style-name="ce19" office:value-type="float" office:value="0.00004142" calcext:value-type="float">
            <text:p>0.00004142</text:p>
          </table:table-cell>
          <table:table-cell table:style-name="ce3" office:value-type="float" office:value="0.00014437" calcext:value-type="float">
            <text:p>0.00014437</text:p>
          </table:table-cell>
          <table:table-cell table:style-name="ce31" table:formula="of:=[.F13]+[.G13]" office:value-type="float" office:value="0.00018579" calcext:value-type="float">
            <text:p>0.00018579</text:p>
          </table:table-cell>
          <table:table-cell table:style-name="ce19" office:value-type="float" office:value="0.00003441" calcext:value-type="float">
            <text:p>0.00003441</text:p>
          </table:table-cell>
          <table:table-cell table:style-name="ce3" office:value-type="float" office:value="0.00013727" calcext:value-type="float">
            <text:p>0.00013727</text:p>
          </table:table-cell>
          <table:table-cell table:style-name="ce31" table:formula="of:=[.I13]+[.J13]" office:value-type="float" office:value="0.00017168" calcext:value-type="float">
            <text:p>0.00017168</text:p>
          </table:table-cell>
          <table:table-cell table:style-name="ce36" table:formula="of:=ROUND([.C13]/[.E13]; 4)" office:value-type="float" office:value="0.2991" calcext:value-type="float">
            <text:p>0.2991</text:p>
          </table:table-cell>
          <table:table-cell table:formula="of:=ROUND([.F13]/[.H13];4)" office:value-type="float" office:value="0.2229" calcext:value-type="float">
            <text:p>0.2229</text:p>
          </table:table-cell>
          <table:table-cell table:style-name="ce39" table:formula="of:=ROUND([.I13]/[.K13];4)" office:value-type="float" office:value="0.2004" calcext:value-type="float">
            <text:p>0.2004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0.00005248" calcext:value-type="float">
            <text:p>0.00005248</text:p>
          </table:table-cell>
          <table:table-cell table:style-name="ce3" office:value-type="float" office:value="0.00009905" calcext:value-type="float">
            <text:p>0.00009905</text:p>
          </table:table-cell>
          <table:table-cell table:style-name="ce31" table:formula="of:=[.C14]+[.D14]" office:value-type="float" office:value="0.00015153" calcext:value-type="float">
            <text:p>0.00015153</text:p>
          </table:table-cell>
          <table:table-cell table:style-name="ce19" office:value-type="float" office:value="0.00004756" calcext:value-type="float">
            <text:p>0.00004756</text:p>
          </table:table-cell>
          <table:table-cell table:style-name="ce3" office:value-type="float" office:value="0.00014072" calcext:value-type="float">
            <text:p>0.00014072</text:p>
          </table:table-cell>
          <table:table-cell table:style-name="ce31" table:formula="of:=[.F14]+[.G14]" office:value-type="float" office:value="0.00018828" calcext:value-type="float">
            <text:p>0.00018828</text:p>
          </table:table-cell>
          <table:table-cell table:style-name="ce19" office:value-type="float" office:value="0.00006376" calcext:value-type="float">
            <text:p>0.00006376</text:p>
          </table:table-cell>
          <table:table-cell table:style-name="ce3" office:value-type="float" office:value="0.0000968" calcext:value-type="float">
            <text:p>0.00009680</text:p>
          </table:table-cell>
          <table:table-cell table:style-name="ce31" table:formula="of:=[.I14]+[.J14]" office:value-type="float" office:value="0.00016056" calcext:value-type="float">
            <text:p>0.00016056</text:p>
          </table:table-cell>
          <table:table-cell table:style-name="ce36" table:formula="of:=ROUND([.C14]/[.E14]; 4)" office:value-type="float" office:value="0.3463" calcext:value-type="float">
            <text:p>0.3463</text:p>
          </table:table-cell>
          <table:table-cell table:formula="of:=ROUND([.F14]/[.H14];4)" office:value-type="float" office:value="0.2526" calcext:value-type="float">
            <text:p>0.2526</text:p>
          </table:table-cell>
          <table:table-cell table:style-name="ce39" table:formula="of:=ROUND([.I14]/[.K14];4)" office:value-type="float" office:value="0.3971" calcext:value-type="float">
            <text:p>0.3971</text:p>
          </table:table-cell>
          <table:table-cell table:style-name="ce42"/>
          <table:table-cell/>
          <table:table-cell table:style-name="ce42"/>
          <table:table-cell table:number-columns-repeated="100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table:style-name="ce20" office:value-type="float" office:value="0.00004819" calcext:value-type="float">
            <text:p>0.00004819</text:p>
          </table:table-cell>
          <table:table-cell table:style-name="ce4" office:value-type="float" office:value="0.00011342" calcext:value-type="float">
            <text:p>0.00011342</text:p>
          </table:table-cell>
          <table:table-cell table:style-name="ce32" table:formula="of:=[.C15]+[.D15]" office:value-type="float" office:value="0.00016161" calcext:value-type="float">
            <text:p>0.00016161</text:p>
          </table:table-cell>
          <table:table-cell table:style-name="ce20" office:value-type="float" office:value="0.00004836" calcext:value-type="float">
            <text:p>0.00004836</text:p>
          </table:table-cell>
          <table:table-cell table:style-name="ce4" office:value-type="float" office:value="0.00015824" calcext:value-type="float">
            <text:p>0.00015824</text:p>
          </table:table-cell>
          <table:table-cell table:style-name="ce32" table:formula="of:=[.F15]+[.G15]" office:value-type="float" office:value="0.0002066" calcext:value-type="float">
            <text:p>0.00020660</text:p>
          </table:table-cell>
          <table:table-cell table:style-name="ce20" office:value-type="float" office:value="0.00005382" calcext:value-type="float">
            <text:p>0.00005382</text:p>
          </table:table-cell>
          <table:table-cell table:style-name="ce4" office:value-type="float" office:value="0.00010468" calcext:value-type="float">
            <text:p>0.00010468</text:p>
          </table:table-cell>
          <table:table-cell table:style-name="ce32" table:formula="of:=[.I15]+[.J15]" office:value-type="float" office:value="0.0001585" calcext:value-type="float">
            <text:p>0.00015850</text:p>
          </table:table-cell>
          <table:table-cell table:style-name="ce36" table:formula="of:=ROUND([.C15]/[.E15]; 4)" office:value-type="float" office:value="0.2982" calcext:value-type="float">
            <text:p>0.2982</text:p>
          </table:table-cell>
          <table:table-cell table:formula="of:=ROUND([.F15]/[.H15];4)" office:value-type="float" office:value="0.2341" calcext:value-type="float">
            <text:p>0.2341</text:p>
          </table:table-cell>
          <table:table-cell table:style-name="ce39" table:formula="of:=ROUND([.I15]/[.K15];4)" office:value-type="float" office:value="0.3396" calcext:value-type="float">
            <text:p>0.3396</text:p>
          </table:table-cell>
          <table:table-cell table:style-name="ce42"/>
          <table:table-cell/>
          <table:table-cell table:style-name="ce42"/>
          <table:table-cell table:number-columns-repeated="3"/>
          <table:table-cell table:style-name="ce1"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21" office:value-type="float" office:value="0.0000133" calcext:value-type="float">
            <text:p>0.00001330</text:p>
          </table:table-cell>
          <table:table-cell table:style-name="ce29" office:value-type="float" office:value="0.00014949" calcext:value-type="float">
            <text:p>0.00014949</text:p>
          </table:table-cell>
          <table:table-cell table:style-name="ce33" table:formula="of:=[.C16]+[.D16]" office:value-type="float" office:value="0.00016279" calcext:value-type="float">
            <text:p>0.00016279</text:p>
          </table:table-cell>
          <table:table-cell table:style-name="ce21" office:value-type="float" office:value="0.00004303" calcext:value-type="float">
            <text:p>0.00004303</text:p>
          </table:table-cell>
          <table:table-cell table:style-name="ce29" office:value-type="float" office:value="0.00016362" calcext:value-type="float">
            <text:p>0.00016362</text:p>
          </table:table-cell>
          <table:table-cell table:style-name="ce33" table:formula="of:=[.F16]+[.G16]" office:value-type="float" office:value="0.00020665" calcext:value-type="float">
            <text:p>0.00020665</text:p>
          </table:table-cell>
          <table:table-cell table:style-name="ce21" office:value-type="float" office:value="0.00005583" calcext:value-type="float">
            <text:p>0.00005583</text:p>
          </table:table-cell>
          <table:table-cell table:style-name="ce29" office:value-type="float" office:value="0.00011059" calcext:value-type="float">
            <text:p>0.00011059</text:p>
          </table:table-cell>
          <table:table-cell table:style-name="ce33" table:formula="of:=[.I16]+[.J16]" office:value-type="float" office:value="0.00016642" calcext:value-type="float">
            <text:p>0.00016642</text:p>
          </table:table-cell>
          <table:table-cell table:style-name="ce37" table:formula="of:=ROUND([.C16]/[.E16]; 4)" office:value-type="float" office:value="0.0817" calcext:value-type="float">
            <text:p>0.0817</text:p>
          </table:table-cell>
          <table:table-cell table:style-name="ce38" table:formula="of:=ROUND([.F16]/[.H16];4)" office:value-type="float" office:value="0.2082" calcext:value-type="float">
            <text:p>0.2082</text:p>
          </table:table-cell>
          <table:table-cell table:style-name="ce40" table:formula="of:=ROUND([.I16]/[.K16];4)" office:value-type="float" office:value="0.3355" calcext:value-type="float">
            <text:p>0.3355</text:p>
          </table:table-cell>
          <table:table-cell table:style-name="ce42" table:number-columns-repeated="3"/>
          <table:table-cell table:number-columns-repeated="1007"/>
        </table:table-row>
        <table:table-row table:style-name="ro1">
          <table:table-cell table:style-name="ce11" office:value-type="string" calcext:value-type="string">
            <text:p>Best</text:p>
          </table:table-cell>
          <table:table-cell table:style-name="ce16" office:value-type="string" calcext:value-type="string">
            <text:p>Second</text:p>
          </table:table-cell>
          <table:table-cell table:style-name="ce22" office:value-type="string" calcext:value-type="string">
            <text:p>Worst</text:p>
          </table:table-cell>
          <table:table-cell table:style-name="ce11" office:value-type="string" calcext:value-type="string">
            <text:p>Best</text:p>
          </table:table-cell>
          <table:table-cell table:style-name="ce16" office:value-type="string" calcext:value-type="string">
            <text:p>Second</text:p>
          </table:table-cell>
          <table:table-cell table:style-name="ce22" office:value-type="string" calcext:value-type="string">
            <text:p>Worst</text:p>
          </table:table-cell>
          <table:table-cell table:style-name="ce11" office:value-type="string" calcext:value-type="string">
            <text:p>Best</text:p>
          </table:table-cell>
          <table:table-cell table:style-name="ce16" office:value-type="string" calcext:value-type="string">
            <text:p>Second</text:p>
          </table:table-cell>
          <table:table-cell table:style-name="ce22" office:value-type="string" calcext:value-type="string">
            <text:p>Worst</text:p>
          </table:table-cell>
          <table:table-cell table:number-columns-repeated="1015"/>
        </table:table-row>
        <table:table-row table:style-name="ro1">
          <table:table-cell table:style-name="ce12" table:formula="of:=IF(MIN([.E2];[.H2];[.K2])=[.E2]; &quot;DNF&quot;; IF(MIN([.E2];[.H2];[.K2]) = [.H2]; &quot;Z3&quot;; IF(MIN([.E2]; [.H2]; [.K2]) = [.K2]; &quot;PAR&quot;; 0)))" office:value-type="string" office:string-value="DNF" calcext:value-type="string">
            <text:p>DNF</text:p>
          </table:table-cell>
          <table:table-cell table:style-name="ce17" table:formula="of:=IF(AND([.A18]&lt;&gt;&quot;DNF&quot;; [.C18]&lt;&gt;&quot;DNF&quot;); &quot;DNF&quot;; IF(AND([.A18]&lt;&gt;&quot;Z3&quot;; [.C18]&lt;&gt;&quot;Z3&quot;); &quot;Z3&quot;; IF(AND([.A18]&lt;&gt;&quot;PAR&quot;; [.C18]&lt;&gt;&quot;PAR&quot;); &quot;PAR&quot;; 0)))" office:value-type="string" office:string-value="Z3" calcext:value-type="string">
            <text:p>Z3</text:p>
          </table:table-cell>
          <table:table-cell table:style-name="ce23" table:formula="of:=IF(MAX([.E2];[.H2];[.K2])=[.E2]; &quot;DNF&quot;; IF(MAX([.E2];[.H2];[.K2]) = [.H2]; &quot;Z3&quot;; IF(MAX([.E2]; [.H2]; [.K2]) = [.K2]; &quot;PAR&quot;; 0)))" office:value-type="string" office:string-value="PAR" calcext:value-type="string">
            <text:p>PAR</text:p>
          </table:table-cell>
          <table:table-cell table:style-name="ce12" table:formula="of:=IF(MIN([.C2];[.F2];[.I2])=[.C2]; &quot;DNF&quot;; IF(MIN([.C2];[.F2];[.I2]) = [.F2]; &quot;Z3&quot;; IF(MIN([.C2];[.F2];[.I2]) = [.I2]; &quot;PAR&quot;; 0)))" office:value-type="string" office:string-value="DNF" calcext:value-type="string">
            <text:p>DNF</text:p>
          </table:table-cell>
          <table:table-cell table:style-name="ce17" table:formula="of:=IF(AND([.D18]&lt;&gt;&quot;DNF&quot;; [.F18]&lt;&gt;&quot;DNF&quot;); &quot;DNF&quot;; IF(AND([.D18]&lt;&gt;&quot;Z3&quot;; [.F18]&lt;&gt;&quot;Z3&quot;); &quot;Z3&quot;; IF(AND([.D18]&lt;&gt;&quot;PAR&quot;; [.F18]&lt;&gt;&quot;PAR&quot;); &quot;PAR&quot;; 0)))" office:value-type="string" office:string-value="PAR" calcext:value-type="string">
            <text:p>PAR</text:p>
          </table:table-cell>
          <table:table-cell table:style-name="ce23" table:formula="of:=IF(MAX([.C2];[.F2];[.I2])=[.C2]; &quot;DNF&quot;; IF(MAX([.C2];[.F2];[.I2]) = [.F2]; &quot;Z3&quot;; IF(MAX([.C2];[.F2];[.I2]) = [.I2]; &quot;PAR&quot;; 0)))" office:value-type="string" office:string-value="Z3" calcext:value-type="string">
            <text:p>Z3</text:p>
          </table:table-cell>
          <table:table-cell table:style-name="ce12" table:formula="of:=IF(MIN([.D2];[.G2];[.J2])=[.D2]; &quot;DNF&quot;; IF(MIN([.D2];[.G2];[.J2]) = [.G2]; &quot;Z3&quot;; IF(MIN([.D2];[.G2];[.J2]) = [.J2]; &quot;PAR&quot;; 0)))" office:value-type="string" office:string-value="DNF" calcext:value-type="string">
            <text:p>DNF</text:p>
          </table:table-cell>
          <table:table-cell table:style-name="ce17" table:formula="of:=IF(AND([.G18]&lt;&gt;&quot;DNF&quot;; [.I18]&lt;&gt;&quot;DNF&quot;); &quot;DNF&quot;; IF(AND([.G18]&lt;&gt;&quot;Z3&quot;; [.I18]&lt;&gt;&quot;Z3&quot;); &quot;Z3&quot;; IF(AND([.G18]&lt;&gt;&quot;PAR&quot;; [.I18]&lt;&gt;&quot;PAR&quot;); &quot;PAR&quot;; 0)))" office:value-type="string" office:string-value="Z3" calcext:value-type="string">
            <text:p>Z3</text:p>
          </table:table-cell>
          <table:table-cell table:style-name="ce23" table:formula="of:=IF(MAX([.D2];[.G2];[.J2])=[.D2]; &quot;DNF&quot;; IF(MAX([.D2];[.G2];[.J2]) = [.G2]; &quot;Z3&quot;; IF(MAX([.D2];[.G2];[.J2]) = [.J2]; &quot;PAR&quot;; 0)))" office:value-type="string" office:string-value="PAR" calcext:value-type="string">
            <text:p>PAR</text:p>
          </table:table-cell>
          <table:table-cell table:number-columns-repeated="1015"/>
        </table:table-row>
        <table:table-row table:style-name="ro1">
          <table:table-cell table:style-name="ce13" table:formula="of:=IF(MIN([.E3];[.H3];[.K3])=[.E3]; &quot;DNF&quot;; IF(MIN([.E3];[.H3];[.K3]) = [.H3]; &quot;Z3&quot;; IF(MIN([.E3]; [.H3]; [.K3]) = [.K3]; &quot;PAR&quot;; 0)))" office:value-type="string" office:string-value="Z3" calcext:value-type="string">
            <text:p>Z3</text:p>
          </table:table-cell>
          <table:table-cell table:style-name="ce17" table:formula="of:=IF(AND([.A19]&lt;&gt;&quot;DNF&quot;; [.C19]&lt;&gt;&quot;DNF&quot;); &quot;DNF&quot;; IF(AND([.A19]&lt;&gt;&quot;Z3&quot;; [.C19]&lt;&gt;&quot;Z3&quot;); &quot;Z3&quot;; IF(AND([.A19]&lt;&gt;&quot;PAR&quot;; [.C19]&lt;&gt;&quot;PAR&quot;); &quot;PAR&quot;; 0)))" office:value-type="string" office:string-value="DNF" calcext:value-type="string">
            <text:p>DNF</text:p>
          </table:table-cell>
          <table:table-cell table:style-name="ce23" table:formula="of:=IF(MAX([.E3];[.H3];[.K3])=[.E3]; &quot;DNF&quot;; IF(MAX([.E3];[.H3];[.K3]) = [.H3]; &quot;Z3&quot;; IF(MAX([.E3]; [.H3]; [.K3]) = [.K3]; &quot;PAR&quot;; 0)))" office:value-type="string" office:string-value="PAR" calcext:value-type="string">
            <text:p>PAR</text:p>
          </table:table-cell>
          <table:table-cell table:style-name="ce13" table:formula="of:=IF(MIN([.C3];[.F3];[.I3])=[.C3]; &quot;DNF&quot;; IF(MIN([.C3];[.F3];[.I3]) = [.F3]; &quot;Z3&quot;; IF(MIN([.C3];[.F3];[.I3]) = [.I3]; &quot;PAR&quot;; 0)))" office:value-type="string" office:string-value="Z3" calcext:value-type="string">
            <text:p>Z3</text:p>
          </table:table-cell>
          <table:table-cell table:style-name="ce17" table:formula="of:=IF(AND([.D19]&lt;&gt;&quot;DNF&quot;; [.F19]&lt;&gt;&quot;DNF&quot;); &quot;DNF&quot;; IF(AND([.D19]&lt;&gt;&quot;Z3&quot;; [.F19]&lt;&gt;&quot;Z3&quot;); &quot;Z3&quot;; IF(AND([.D19]&lt;&gt;&quot;PAR&quot;; [.F19]&lt;&gt;&quot;PAR&quot;); &quot;PAR&quot;; 0)))" office:value-type="string" office:string-value="DNF" calcext:value-type="string">
            <text:p>DNF</text:p>
          </table:table-cell>
          <table:table-cell table:style-name="ce23" table:formula="of:=IF(MAX([.C3];[.F3];[.I3])=[.C3]; &quot;DNF&quot;; IF(MAX([.C3];[.F3];[.I3]) = [.F3]; &quot;Z3&quot;; IF(MAX([.C3];[.F3];[.I3]) = [.I3]; &quot;PAR&quot;; 0)))" office:value-type="string" office:string-value="PAR" calcext:value-type="string">
            <text:p>PAR</text:p>
          </table:table-cell>
          <table:table-cell table:style-name="ce13" table:formula="of:=IF(MIN([.D3];[.G3];[.J3])=[.D3]; &quot;DNF&quot;; IF(MIN([.D3];[.G3];[.J3]) = [.G3]; &quot;Z3&quot;; IF(MIN([.D3];[.G3];[.J3]) = [.J3]; &quot;PAR&quot;; 0)))" office:value-type="string" office:string-value="Z3" calcext:value-type="string">
            <text:p>Z3</text:p>
          </table:table-cell>
          <table:table-cell table:style-name="ce17" table:formula="of:=IF(AND([.G19]&lt;&gt;&quot;DNF&quot;; [.I19]&lt;&gt;&quot;DNF&quot;); &quot;DNF&quot;; IF(AND([.G19]&lt;&gt;&quot;Z3&quot;; [.I19]&lt;&gt;&quot;Z3&quot;); &quot;Z3&quot;; IF(AND([.G19]&lt;&gt;&quot;PAR&quot;; [.I19]&lt;&gt;&quot;PAR&quot;); &quot;PAR&quot;; 0)))" office:value-type="string" office:string-value="PAR" calcext:value-type="string">
            <text:p>PAR</text:p>
          </table:table-cell>
          <table:table-cell table:style-name="ce23" table:formula="of:=IF(MAX([.D3];[.G3];[.J3])=[.D3]; &quot;DNF&quot;; IF(MAX([.D3];[.G3];[.J3]) = [.G3]; &quot;Z3&quot;; IF(MAX([.D3];[.G3];[.J3]) = [.J3]; &quot;PAR&quot;; 0)))" office:value-type="string" office:string-value="DNF" calcext:value-type="string">
            <text:p>DNF</text:p>
          </table:table-cell>
          <table:table-cell table:number-columns-repeated="1015"/>
        </table:table-row>
        <table:table-row table:style-name="ro1">
          <table:table-cell table:style-name="ce12" table:formula="of:=IF(MIN([.E4];[.H4];[.K4])=[.E4]; &quot;DNF&quot;; IF(MIN([.E4];[.H4];[.K4]) = [.H4]; &quot;Z3&quot;; IF(MIN([.E4]; [.H4]; [.K4]) = [.K4]; &quot;PAR&quot;; 0)))" office:value-type="string" office:string-value="PAR" calcext:value-type="string">
            <text:p>PAR</text:p>
          </table:table-cell>
          <table:table-cell table:style-name="ce17" table:formula="of:=IF(AND([.A20]&lt;&gt;&quot;DNF&quot;; [.C20]&lt;&gt;&quot;DNF&quot;); &quot;DNF&quot;; IF(AND([.A20]&lt;&gt;&quot;Z3&quot;; [.C20]&lt;&gt;&quot;Z3&quot;); &quot;Z3&quot;; IF(AND([.A20]&lt;&gt;&quot;PAR&quot;; [.C20]&lt;&gt;&quot;PAR&quot;); &quot;PAR&quot;; 0)))" office:value-type="string" office:string-value="DNF" calcext:value-type="string">
            <text:p>DNF</text:p>
          </table:table-cell>
          <table:table-cell table:style-name="ce23" table:formula="of:=IF(MAX([.E4];[.H4];[.K4])=[.E4]; &quot;DNF&quot;; IF(MAX([.E4];[.H4];[.K4]) = [.H4]; &quot;Z3&quot;; IF(MAX([.E4]; [.H4]; [.K4]) = [.K4]; &quot;PAR&quot;; 0)))" office:value-type="string" office:string-value="Z3" calcext:value-type="string">
            <text:p>Z3</text:p>
          </table:table-cell>
          <table:table-cell table:style-name="ce13" table:formula="of:=IF(MIN([.C4];[.F4];[.I4])=[.C4]; &quot;DNF&quot;; IF(MIN([.C4];[.F4];[.I4]) = [.F4]; &quot;Z3&quot;; IF(MIN([.C4];[.F4];[.I4]) = [.I4]; &quot;PAR&quot;; 0)))" office:value-type="string" office:string-value="Z3" calcext:value-type="string">
            <text:p>Z3</text:p>
          </table:table-cell>
          <table:table-cell table:style-name="ce17" table:formula="of:=IF(AND([.D20]&lt;&gt;&quot;DNF&quot;; [.F20]&lt;&gt;&quot;DNF&quot;); &quot;DNF&quot;; IF(AND([.D20]&lt;&gt;&quot;Z3&quot;; [.F20]&lt;&gt;&quot;Z3&quot;); &quot;Z3&quot;; IF(AND([.D20]&lt;&gt;&quot;PAR&quot;; [.F20]&lt;&gt;&quot;PAR&quot;); &quot;PAR&quot;; 0)))" office:value-type="string" office:string-value="DNF" calcext:value-type="string">
            <text:p>DNF</text:p>
          </table:table-cell>
          <table:table-cell table:style-name="ce23" table:formula="of:=IF(MAX([.C4];[.F4];[.I4])=[.C4]; &quot;DNF&quot;; IF(MAX([.C4];[.F4];[.I4]) = [.F4]; &quot;Z3&quot;; IF(MAX([.C4];[.F4];[.I4]) = [.I4]; &quot;PAR&quot;; 0)))" office:value-type="string" office:string-value="PAR" calcext:value-type="string">
            <text:p>PAR</text:p>
          </table:table-cell>
          <table:table-cell table:style-name="ce12" table:formula="of:=IF(MIN([.D4];[.G4];[.J4])=[.D4]; &quot;DNF&quot;; IF(MIN([.D4];[.G4];[.J4]) = [.G4]; &quot;Z3&quot;; IF(MIN([.D4];[.G4];[.J4]) = [.J4]; &quot;PAR&quot;; 0)))" office:value-type="string" office:string-value="PAR" calcext:value-type="string">
            <text:p>PAR</text:p>
          </table:table-cell>
          <table:table-cell table:style-name="ce17" table:formula="of:=IF(AND([.G20]&lt;&gt;&quot;DNF&quot;; [.I20]&lt;&gt;&quot;DNF&quot;); &quot;DNF&quot;; IF(AND([.G20]&lt;&gt;&quot;Z3&quot;; [.I20]&lt;&gt;&quot;Z3&quot;); &quot;Z3&quot;; IF(AND([.G20]&lt;&gt;&quot;PAR&quot;; [.I20]&lt;&gt;&quot;PAR&quot;); &quot;PAR&quot;; 0)))" office:value-type="string" office:string-value="DNF" calcext:value-type="string">
            <text:p>DNF</text:p>
          </table:table-cell>
          <table:table-cell table:style-name="ce23" table:formula="of:=IF(MAX([.D4];[.G4];[.J4])=[.D4]; &quot;DNF&quot;; IF(MAX([.D4];[.G4];[.J4]) = [.G4]; &quot;Z3&quot;; IF(MAX([.D4];[.G4];[.J4]) = [.J4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3" table:formula="of:=IF(MIN([.E5];[.H5];[.K5])=[.E5]; &quot;DNF&quot;; IF(MIN([.E5];[.H5];[.K5]) = [.H5]; &quot;Z3&quot;; IF(MIN([.E5]; [.H5]; [.K5]) = [.K5]; &quot;PAR&quot;; 0)))" office:value-type="string" office:string-value="Z3" calcext:value-type="string">
            <text:p>Z3</text:p>
          </table:table-cell>
          <table:table-cell table:style-name="ce17" table:formula="of:=IF(AND([.A21]&lt;&gt;&quot;DNF&quot;; [.C21]&lt;&gt;&quot;DNF&quot;); &quot;DNF&quot;; IF(AND([.A21]&lt;&gt;&quot;Z3&quot;; [.C21]&lt;&gt;&quot;Z3&quot;); &quot;Z3&quot;; IF(AND([.A21]&lt;&gt;&quot;PAR&quot;; [.C21]&lt;&gt;&quot;PAR&quot;); &quot;PAR&quot;; 0)))" office:value-type="string" office:string-value="DNF" calcext:value-type="string">
            <text:p>DNF</text:p>
          </table:table-cell>
          <table:table-cell table:style-name="ce23" table:formula="of:=IF(MAX([.E5];[.H5];[.K5])=[.E5]; &quot;DNF&quot;; IF(MAX([.E5];[.H5];[.K5]) = [.H5]; &quot;Z3&quot;; IF(MAX([.E5]; [.H5]; [.K5]) = [.K5]; &quot;PAR&quot;; 0)))" office:value-type="string" office:string-value="PAR" calcext:value-type="string">
            <text:p>PAR</text:p>
          </table:table-cell>
          <table:table-cell table:style-name="ce12" table:formula="of:=IF(MIN([.C5];[.F5];[.I5])=[.C5]; &quot;DNF&quot;; IF(MIN([.C5];[.F5];[.I5]) = [.F5]; &quot;Z3&quot;; IF(MIN([.C5];[.F5];[.I5]) = [.I5]; &quot;PAR&quot;; 0)))" office:value-type="string" office:string-value="DNF" calcext:value-type="string">
            <text:p>DNF</text:p>
          </table:table-cell>
          <table:table-cell table:style-name="ce17" table:formula="of:=IF(AND([.D21]&lt;&gt;&quot;DNF&quot;; [.F21]&lt;&gt;&quot;DNF&quot;); &quot;DNF&quot;; IF(AND([.D21]&lt;&gt;&quot;Z3&quot;; [.F21]&lt;&gt;&quot;Z3&quot;); &quot;Z3&quot;; IF(AND([.D21]&lt;&gt;&quot;PAR&quot;; [.F21]&lt;&gt;&quot;PAR&quot;); &quot;PAR&quot;; 0)))" office:value-type="string" office:string-value="Z3" calcext:value-type="string">
            <text:p>Z3</text:p>
          </table:table-cell>
          <table:table-cell table:style-name="ce23" table:formula="of:=IF(MAX([.C5];[.F5];[.I5])=[.C5]; &quot;DNF&quot;; IF(MAX([.C5];[.F5];[.I5]) = [.F5]; &quot;Z3&quot;; IF(MAX([.C5];[.F5];[.I5]) = [.I5]; &quot;PAR&quot;; 0)))" office:value-type="string" office:string-value="PAR" calcext:value-type="string">
            <text:p>PAR</text:p>
          </table:table-cell>
          <table:table-cell table:style-name="ce13" table:formula="of:=IF(MIN([.D5];[.G5];[.J5])=[.D5]; &quot;DNF&quot;; IF(MIN([.D5];[.G5];[.J5]) = [.G5]; &quot;Z3&quot;; IF(MIN([.D5];[.G5];[.J5]) = [.J5]; &quot;PAR&quot;; 0)))" office:value-type="string" office:string-value="Z3" calcext:value-type="string">
            <text:p>Z3</text:p>
          </table:table-cell>
          <table:table-cell table:style-name="ce17" table:formula="of:=IF(AND([.G21]&lt;&gt;&quot;DNF&quot;; [.I21]&lt;&gt;&quot;DNF&quot;); &quot;DNF&quot;; IF(AND([.G21]&lt;&gt;&quot;Z3&quot;; [.I21]&lt;&gt;&quot;Z3&quot;); &quot;Z3&quot;; IF(AND([.G21]&lt;&gt;&quot;PAR&quot;; [.I21]&lt;&gt;&quot;PAR&quot;); &quot;PAR&quot;; 0)))" office:value-type="string" office:string-value="PAR" calcext:value-type="string">
            <text:p>PAR</text:p>
          </table:table-cell>
          <table:table-cell table:style-name="ce23" table:formula="of:=IF(MAX([.D5];[.G5];[.J5])=[.D5]; &quot;DNF&quot;; IF(MAX([.D5];[.G5];[.J5]) = [.G5]; &quot;Z3&quot;; IF(MAX([.D5];[.G5];[.J5]) = [.J5]; &quot;PAR&quot;; 0)))" office:value-type="string" office:string-value="DNF" calcext:value-type="string">
            <text:p>DNF</text:p>
          </table:table-cell>
          <table:table-cell table:number-columns-repeated="1015"/>
        </table:table-row>
        <table:table-row table:style-name="ro1">
          <table:table-cell table:style-name="ce13" table:formula="of:=IF(MIN([.E6];[.H6];[.K6])=[.E6]; &quot;DNF&quot;; IF(MIN([.E6];[.H6];[.K6]) = [.H6]; &quot;Z3&quot;; IF(MIN([.E6]; [.H6]; [.K6]) = [.K6]; &quot;PAR&quot;; 0)))" office:value-type="string" office:string-value="Z3" calcext:value-type="string">
            <text:p>Z3</text:p>
          </table:table-cell>
          <table:table-cell table:style-name="ce17" table:formula="of:=IF(AND([.A22]&lt;&gt;&quot;DNF&quot;; [.C22]&lt;&gt;&quot;DNF&quot;); &quot;DNF&quot;; IF(AND([.A22]&lt;&gt;&quot;Z3&quot;; [.C22]&lt;&gt;&quot;Z3&quot;); &quot;Z3&quot;; IF(AND([.A22]&lt;&gt;&quot;PAR&quot;; [.C22]&lt;&gt;&quot;PAR&quot;); &quot;PAR&quot;; 0)))" office:value-type="string" office:string-value="PAR" calcext:value-type="string">
            <text:p>PAR</text:p>
          </table:table-cell>
          <table:table-cell table:style-name="ce23" table:formula="of:=IF(MAX([.E6];[.H6];[.K6])=[.E6]; &quot;DNF&quot;; IF(MAX([.E6];[.H6];[.K6]) = [.H6]; &quot;Z3&quot;; IF(MAX([.E6]; [.H6]; [.K6]) = [.K6]; &quot;PAR&quot;; 0)))" office:value-type="string" office:string-value="DNF" calcext:value-type="string">
            <text:p>DNF</text:p>
          </table:table-cell>
          <table:table-cell table:style-name="ce12" table:formula="of:=IF(MIN([.C6];[.F6];[.I6])=[.C6]; &quot;DNF&quot;; IF(MIN([.C6];[.F6];[.I6]) = [.F6]; &quot;Z3&quot;; IF(MIN([.C6];[.F6];[.I6]) = [.I6]; &quot;PAR&quot;; 0)))" office:value-type="string" office:string-value="PAR" calcext:value-type="string">
            <text:p>PAR</text:p>
          </table:table-cell>
          <table:table-cell table:style-name="ce17" table:formula="of:=IF(AND([.D22]&lt;&gt;&quot;DNF&quot;; [.F22]&lt;&gt;&quot;DNF&quot;); &quot;DNF&quot;; IF(AND([.D22]&lt;&gt;&quot;Z3&quot;; [.F22]&lt;&gt;&quot;Z3&quot;); &quot;Z3&quot;; IF(AND([.D22]&lt;&gt;&quot;PAR&quot;; [.F22]&lt;&gt;&quot;PAR&quot;); &quot;PAR&quot;; 0)))" office:value-type="string" office:string-value="Z3" calcext:value-type="string">
            <text:p>Z3</text:p>
          </table:table-cell>
          <table:table-cell table:style-name="ce23" table:formula="of:=IF(MAX([.C6];[.F6];[.I6])=[.C6]; &quot;DNF&quot;; IF(MAX([.C6];[.F6];[.I6]) = [.F6]; &quot;Z3&quot;; IF(MAX([.C6];[.F6];[.I6]) = [.I6]; &quot;PAR&quot;; 0)))" office:value-type="string" office:string-value="DNF" calcext:value-type="string">
            <text:p>DNF</text:p>
          </table:table-cell>
          <table:table-cell table:style-name="ce13" table:formula="of:=IF(MIN([.D6];[.G6];[.J6])=[.D6]; &quot;DNF&quot;; IF(MIN([.D6];[.G6];[.J6]) = [.G6]; &quot;Z3&quot;; IF(MIN([.D6];[.G6];[.J6]) = [.J6]; &quot;PAR&quot;; 0)))" office:value-type="string" office:string-value="Z3" calcext:value-type="string">
            <text:p>Z3</text:p>
          </table:table-cell>
          <table:table-cell table:style-name="ce17" table:formula="of:=IF(AND([.G22]&lt;&gt;&quot;DNF&quot;; [.I22]&lt;&gt;&quot;DNF&quot;); &quot;DNF&quot;; IF(AND([.G22]&lt;&gt;&quot;Z3&quot;; [.I22]&lt;&gt;&quot;Z3&quot;); &quot;Z3&quot;; IF(AND([.G22]&lt;&gt;&quot;PAR&quot;; [.I22]&lt;&gt;&quot;PAR&quot;); &quot;PAR&quot;; 0)))" office:value-type="string" office:string-value="DNF" calcext:value-type="string">
            <text:p>DNF</text:p>
          </table:table-cell>
          <table:table-cell table:style-name="ce23" table:formula="of:=IF(MAX([.D6];[.G6];[.J6])=[.D6]; &quot;DNF&quot;; IF(MAX([.D6];[.G6];[.J6]) = [.G6]; &quot;Z3&quot;; IF(MAX([.D6];[.G6];[.J6]) = [.J6]; &quot;PAR&quot;; 0)))" office:value-type="string" office:string-value="PAR" calcext:value-type="string">
            <text:p>PAR</text:p>
          </table:table-cell>
          <table:table-cell table:number-columns-repeated="1015"/>
        </table:table-row>
        <table:table-row table:style-name="ro1">
          <table:table-cell table:style-name="ce12" table:formula="of:=IF(MIN([.E7];[.H7];[.K7])=[.E7]; &quot;DNF&quot;; IF(MIN([.E7];[.H7];[.K7]) = [.H7]; &quot;Z3&quot;; IF(MIN([.E7]; [.H7]; [.K7]) = [.K7]; &quot;PAR&quot;; 0)))" office:value-type="string" office:string-value="PAR" calcext:value-type="string">
            <text:p>PAR</text:p>
          </table:table-cell>
          <table:table-cell table:style-name="ce17" table:formula="of:=IF(AND([.A23]&lt;&gt;&quot;DNF&quot;; [.C23]&lt;&gt;&quot;DNF&quot;); &quot;DNF&quot;; IF(AND([.A23]&lt;&gt;&quot;Z3&quot;; [.C23]&lt;&gt;&quot;Z3&quot;); &quot;Z3&quot;; IF(AND([.A23]&lt;&gt;&quot;PAR&quot;; [.C23]&lt;&gt;&quot;PAR&quot;); &quot;PAR&quot;; 0)))" office:value-type="string" office:string-value="Z3" calcext:value-type="string">
            <text:p>Z3</text:p>
          </table:table-cell>
          <table:table-cell table:style-name="ce23" table:formula="of:=IF(MAX([.E7];[.H7];[.K7])=[.E7]; &quot;DNF&quot;; IF(MAX([.E7];[.H7];[.K7]) = [.H7]; &quot;Z3&quot;; IF(MAX([.E7]; [.H7]; [.K7]) = [.K7]; &quot;PAR&quot;; 0)))" office:value-type="string" office:string-value="DNF" calcext:value-type="string">
            <text:p>DNF</text:p>
          </table:table-cell>
          <table:table-cell table:style-name="ce12" table:formula="of:=IF(MIN([.C7];[.F7];[.I7])=[.C7]; &quot;DNF&quot;; IF(MIN([.C7];[.F7];[.I7]) = [.F7]; &quot;Z3&quot;; IF(MIN([.C7];[.F7];[.I7]) = [.I7]; &quot;PAR&quot;; 0)))" office:value-type="string" office:string-value="PAR" calcext:value-type="string">
            <text:p>PAR</text:p>
          </table:table-cell>
          <table:table-cell table:style-name="ce17" table:formula="of:=IF(AND([.D23]&lt;&gt;&quot;DNF&quot;; [.F23]&lt;&gt;&quot;DNF&quot;); &quot;DNF&quot;; IF(AND([.D23]&lt;&gt;&quot;Z3&quot;; [.F23]&lt;&gt;&quot;Z3&quot;); &quot;Z3&quot;; IF(AND([.D23]&lt;&gt;&quot;PAR&quot;; [.F23]&lt;&gt;&quot;PAR&quot;); &quot;PAR&quot;; 0)))" office:value-type="string" office:string-value="DNF" calcext:value-type="string">
            <text:p>DNF</text:p>
          </table:table-cell>
          <table:table-cell table:style-name="ce23" table:formula="of:=IF(MAX([.C7];[.F7];[.I7])=[.C7]; &quot;DNF&quot;; IF(MAX([.C7];[.F7];[.I7]) = [.F7]; &quot;Z3&quot;; IF(MAX([.C7];[.F7];[.I7]) = [.I7]; &quot;PAR&quot;; 0)))" office:value-type="string" office:string-value="Z3" calcext:value-type="string">
            <text:p>Z3</text:p>
          </table:table-cell>
          <table:table-cell table:style-name="ce12" table:formula="of:=IF(MIN([.D7];[.G7];[.J7])=[.D7]; &quot;DNF&quot;; IF(MIN([.D7];[.G7];[.J7]) = [.G7]; &quot;Z3&quot;; IF(MIN([.D7];[.G7];[.J7]) = [.J7]; &quot;PAR&quot;; 0)))" office:value-type="string" office:string-value="PAR" calcext:value-type="string">
            <text:p>PAR</text:p>
          </table:table-cell>
          <table:table-cell table:style-name="ce17" table:formula="of:=IF(AND([.G23]&lt;&gt;&quot;DNF&quot;; [.I23]&lt;&gt;&quot;DNF&quot;); &quot;DNF&quot;; IF(AND([.G23]&lt;&gt;&quot;Z3&quot;; [.I23]&lt;&gt;&quot;Z3&quot;); &quot;Z3&quot;; IF(AND([.G23]&lt;&gt;&quot;PAR&quot;; [.I23]&lt;&gt;&quot;PAR&quot;); &quot;PAR&quot;; 0)))" office:value-type="string" office:string-value="Z3" calcext:value-type="string">
            <text:p>Z3</text:p>
          </table:table-cell>
          <table:table-cell table:style-name="ce23" table:formula="of:=IF(MAX([.D7];[.G7];[.J7])=[.D7]; &quot;DNF&quot;; IF(MAX([.D7];[.G7];[.J7]) = [.G7]; &quot;Z3&quot;; IF(MAX([.D7];[.G7];[.J7]) = [.J7]; &quot;PAR&quot;; 0)))" office:value-type="string" office:string-value="DNF" calcext:value-type="string">
            <text:p>DNF</text:p>
          </table:table-cell>
          <table:table-cell table:number-columns-repeated="1015"/>
        </table:table-row>
        <table:table-row table:style-name="ro1">
          <table:table-cell table:style-name="ce12" table:formula="of:=IF(MIN([.E8];[.H8];[.K8])=[.E8]; &quot;DNF&quot;; IF(MIN([.E8];[.H8];[.K8]) = [.H8]; &quot;Z3&quot;; IF(MIN([.E8]; [.H8]; [.K8]) = [.K8]; &quot;PAR&quot;; 0)))" office:value-type="string" office:string-value="PAR" calcext:value-type="string">
            <text:p>PAR</text:p>
          </table:table-cell>
          <table:table-cell table:style-name="ce17" table:formula="of:=IF(AND([.A24]&lt;&gt;&quot;DNF&quot;; [.C24]&lt;&gt;&quot;DNF&quot;); &quot;DNF&quot;; IF(AND([.A24]&lt;&gt;&quot;Z3&quot;; [.C24]&lt;&gt;&quot;Z3&quot;); &quot;Z3&quot;; IF(AND([.A24]&lt;&gt;&quot;PAR&quot;; [.C24]&lt;&gt;&quot;PAR&quot;); &quot;PAR&quot;; 0)))" office:value-type="string" office:string-value="Z3" calcext:value-type="string">
            <text:p>Z3</text:p>
          </table:table-cell>
          <table:table-cell table:style-name="ce23" table:formula="of:=IF(MAX([.E8];[.H8];[.K8])=[.E8]; &quot;DNF&quot;; IF(MAX([.E8];[.H8];[.K8]) = [.H8]; &quot;Z3&quot;; IF(MAX([.E8]; [.H8]; [.K8]) = [.K8]; &quot;PAR&quot;; 0)))" office:value-type="string" office:string-value="DNF" calcext:value-type="string">
            <text:p>DNF</text:p>
          </table:table-cell>
          <table:table-cell table:style-name="ce12" table:formula="of:=IF(MIN([.C8];[.F8];[.I8])=[.C8]; &quot;DNF&quot;; IF(MIN([.C8];[.F8];[.I8]) = [.F8]; &quot;Z3&quot;; IF(MIN([.C8];[.F8];[.I8]) = [.I8]; &quot;PAR&quot;; 0)))" office:value-type="string" office:string-value="PAR" calcext:value-type="string">
            <text:p>PAR</text:p>
          </table:table-cell>
          <table:table-cell table:style-name="ce17" table:formula="of:=IF(AND([.D24]&lt;&gt;&quot;DNF&quot;; [.F24]&lt;&gt;&quot;DNF&quot;); &quot;DNF&quot;; IF(AND([.D24]&lt;&gt;&quot;Z3&quot;; [.F24]&lt;&gt;&quot;Z3&quot;); &quot;Z3&quot;; IF(AND([.D24]&lt;&gt;&quot;PAR&quot;; [.F24]&lt;&gt;&quot;PAR&quot;); &quot;PAR&quot;; 0)))" office:value-type="string" office:string-value="DNF" calcext:value-type="string">
            <text:p>DNF</text:p>
          </table:table-cell>
          <table:table-cell table:style-name="ce23" table:formula="of:=IF(MAX([.C8];[.F8];[.I8])=[.C8]; &quot;DNF&quot;; IF(MAX([.C8];[.F8];[.I8]) = [.F8]; &quot;Z3&quot;; IF(MAX([.C8];[.F8];[.I8]) = [.I8]; &quot;PAR&quot;; 0)))" office:value-type="string" office:string-value="Z3" calcext:value-type="string">
            <text:p>Z3</text:p>
          </table:table-cell>
          <table:table-cell table:style-name="ce12" table:formula="of:=IF(MIN([.D8];[.G8];[.J8])=[.D8]; &quot;DNF&quot;; IF(MIN([.D8];[.G8];[.J8]) = [.G8]; &quot;Z3&quot;; IF(MIN([.D8];[.G8];[.J8]) = [.J8]; &quot;PAR&quot;; 0)))" office:value-type="string" office:string-value="PAR" calcext:value-type="string">
            <text:p>PAR</text:p>
          </table:table-cell>
          <table:table-cell table:style-name="ce17" table:formula="of:=IF(AND([.G24]&lt;&gt;&quot;DNF&quot;; [.I24]&lt;&gt;&quot;DNF&quot;); &quot;DNF&quot;; IF(AND([.G24]&lt;&gt;&quot;Z3&quot;; [.I24]&lt;&gt;&quot;Z3&quot;); &quot;Z3&quot;; IF(AND([.G24]&lt;&gt;&quot;PAR&quot;; [.I24]&lt;&gt;&quot;PAR&quot;); &quot;PAR&quot;; 0)))" office:value-type="string" office:string-value="Z3" calcext:value-type="string">
            <text:p>Z3</text:p>
          </table:table-cell>
          <table:table-cell table:style-name="ce23" table:formula="of:=IF(MAX([.D8];[.G8];[.J8])=[.D8]; &quot;DNF&quot;; IF(MAX([.D8];[.G8];[.J8]) = [.G8]; &quot;Z3&quot;; IF(MAX([.D8];[.G8];[.J8]) = [.J8]; &quot;PAR&quot;; 0)))" office:value-type="string" office:string-value="DNF" calcext:value-type="string">
            <text:p>DNF</text:p>
          </table:table-cell>
          <table:table-cell table:number-columns-repeated="1015"/>
        </table:table-row>
        <table:table-row table:style-name="ro1">
          <table:table-cell table:style-name="ce12" table:formula="of:=IF(MIN([.E9];[.H9];[.K9])=[.E9]; &quot;DNF&quot;; IF(MIN([.E9];[.H9];[.K9]) = [.H9]; &quot;Z3&quot;; IF(MIN([.E9]; [.H9]; [.K9]) = [.K9]; &quot;PAR&quot;; 0)))" office:value-type="string" office:string-value="PAR" calcext:value-type="string">
            <text:p>PAR</text:p>
          </table:table-cell>
          <table:table-cell table:style-name="ce17" table:formula="of:=IF(AND([.A25]&lt;&gt;&quot;DNF&quot;; [.C25]&lt;&gt;&quot;DNF&quot;); &quot;DNF&quot;; IF(AND([.A25]&lt;&gt;&quot;Z3&quot;; [.C25]&lt;&gt;&quot;Z3&quot;); &quot;Z3&quot;; IF(AND([.A25]&lt;&gt;&quot;PAR&quot;; [.C25]&lt;&gt;&quot;PAR&quot;); &quot;PAR&quot;; 0)))" office:value-type="string" office:string-value="Z3" calcext:value-type="string">
            <text:p>Z3</text:p>
          </table:table-cell>
          <table:table-cell table:style-name="ce23" table:formula="of:=IF(MAX([.E9];[.H9];[.K9])=[.E9]; &quot;DNF&quot;; IF(MAX([.E9];[.H9];[.K9]) = [.H9]; &quot;Z3&quot;; IF(MAX([.E9]; [.H9]; [.K9]) = [.K9]; &quot;PAR&quot;; 0)))" office:value-type="string" office:string-value="DNF" calcext:value-type="string">
            <text:p>DNF</text:p>
          </table:table-cell>
          <table:table-cell table:style-name="ce12" table:formula="of:=IF(MIN([.C9];[.F9];[.I9])=[.C9]; &quot;DNF&quot;; IF(MIN([.C9];[.F9];[.I9]) = [.F9]; &quot;Z3&quot;; IF(MIN([.C9];[.F9];[.I9]) = [.I9]; &quot;PAR&quot;; 0)))" office:value-type="string" office:string-value="PAR" calcext:value-type="string">
            <text:p>PAR</text:p>
          </table:table-cell>
          <table:table-cell table:style-name="ce17" table:formula="of:=IF(AND([.D25]&lt;&gt;&quot;DNF&quot;; [.F25]&lt;&gt;&quot;DNF&quot;); &quot;DNF&quot;; IF(AND([.D25]&lt;&gt;&quot;Z3&quot;; [.F25]&lt;&gt;&quot;Z3&quot;); &quot;Z3&quot;; IF(AND([.D25]&lt;&gt;&quot;PAR&quot;; [.F25]&lt;&gt;&quot;PAR&quot;); &quot;PAR&quot;; 0)))" office:value-type="string" office:string-value="Z3" calcext:value-type="string">
            <text:p>Z3</text:p>
          </table:table-cell>
          <table:table-cell table:style-name="ce23" table:formula="of:=IF(MAX([.C9];[.F9];[.I9])=[.C9]; &quot;DNF&quot;; IF(MAX([.C9];[.F9];[.I9]) = [.F9]; &quot;Z3&quot;; IF(MAX([.C9];[.F9];[.I9]) = [.I9]; &quot;PAR&quot;; 0)))" office:value-type="string" office:string-value="DNF" calcext:value-type="string">
            <text:p>DNF</text:p>
          </table:table-cell>
          <table:table-cell table:style-name="ce13" table:formula="of:=IF(MIN([.D9];[.G9];[.J9])=[.D9]; &quot;DNF&quot;; IF(MIN([.D9];[.G9];[.J9]) = [.G9]; &quot;Z3&quot;; IF(MIN([.D9];[.G9];[.J9]) = [.J9]; &quot;PAR&quot;; 0)))" office:value-type="string" office:string-value="Z3" calcext:value-type="string">
            <text:p>Z3</text:p>
          </table:table-cell>
          <table:table-cell table:style-name="ce17" table:formula="of:=IF(AND([.G25]&lt;&gt;&quot;DNF&quot;; [.I25]&lt;&gt;&quot;DNF&quot;); &quot;DNF&quot;; IF(AND([.G25]&lt;&gt;&quot;Z3&quot;; [.I25]&lt;&gt;&quot;Z3&quot;); &quot;Z3&quot;; IF(AND([.G25]&lt;&gt;&quot;PAR&quot;; [.I25]&lt;&gt;&quot;PAR&quot;); &quot;PAR&quot;; 0)))" office:value-type="string" office:string-value="PAR" calcext:value-type="string">
            <text:p>PAR</text:p>
          </table:table-cell>
          <table:table-cell table:style-name="ce23" table:formula="of:=IF(MAX([.D9];[.G9];[.J9])=[.D9]; &quot;DNF&quot;; IF(MAX([.D9];[.G9];[.J9]) = [.G9]; &quot;Z3&quot;; IF(MAX([.D9];[.G9];[.J9]) = [.J9]; &quot;PAR&quot;; 0)))" office:value-type="string" office:string-value="DNF" calcext:value-type="string">
            <text:p>DNF</text:p>
          </table:table-cell>
          <table:table-cell table:number-columns-repeated="1015"/>
        </table:table-row>
        <table:table-row table:style-name="ro1">
          <table:table-cell table:style-name="ce12" table:formula="of:=IF(MIN([.E10];[.H10];[.K10])=[.E10]; &quot;DNF&quot;; IF(MIN([.E10];[.H10];[.K10]) = [.H10]; &quot;Z3&quot;; IF(MIN([.E10]; [.H10]; [.K10]) = [.K10]; &quot;PAR&quot;; 0)))" office:value-type="string" office:string-value="DNF" calcext:value-type="string">
            <text:p>DNF</text:p>
          </table:table-cell>
          <table:table-cell table:style-name="ce17" table:formula="of:=IF(AND([.A26]&lt;&gt;&quot;DNF&quot;; [.C26]&lt;&gt;&quot;DNF&quot;); &quot;DNF&quot;; IF(AND([.A26]&lt;&gt;&quot;Z3&quot;; [.C26]&lt;&gt;&quot;Z3&quot;); &quot;Z3&quot;; IF(AND([.A26]&lt;&gt;&quot;PAR&quot;; [.C26]&lt;&gt;&quot;PAR&quot;); &quot;PAR&quot;; 0)))" office:value-type="string" office:string-value="Z3" calcext:value-type="string">
            <text:p>Z3</text:p>
          </table:table-cell>
          <table:table-cell table:style-name="ce23" table:formula="of:=IF(MAX([.E10];[.H10];[.K10])=[.E10]; &quot;DNF&quot;; IF(MAX([.E10];[.H10];[.K10]) = [.H10]; &quot;Z3&quot;; IF(MAX([.E10]; [.H10]; [.K10]) = [.K10]; &quot;PAR&quot;; 0)))" office:value-type="string" office:string-value="PAR" calcext:value-type="string">
            <text:p>PAR</text:p>
          </table:table-cell>
          <table:table-cell table:style-name="ce13" table:formula="of:=IF(MIN([.C10];[.F10];[.I10])=[.C10]; &quot;DNF&quot;; IF(MIN([.C10];[.F10];[.I10]) = [.F10]; &quot;Z3&quot;; IF(MIN([.C10];[.F10];[.I10]) = [.I10]; &quot;PAR&quot;; 0)))" office:value-type="string" office:string-value="Z3" calcext:value-type="string">
            <text:p>Z3</text:p>
          </table:table-cell>
          <table:table-cell table:style-name="ce17" table:formula="of:=IF(AND([.D26]&lt;&gt;&quot;DNF&quot;; [.F26]&lt;&gt;&quot;DNF&quot;); &quot;DNF&quot;; IF(AND([.D26]&lt;&gt;&quot;Z3&quot;; [.F26]&lt;&gt;&quot;Z3&quot;); &quot;Z3&quot;; IF(AND([.D26]&lt;&gt;&quot;PAR&quot;; [.F26]&lt;&gt;&quot;PAR&quot;); &quot;PAR&quot;; 0)))" office:value-type="string" office:string-value="DNF" calcext:value-type="string">
            <text:p>DNF</text:p>
          </table:table-cell>
          <table:table-cell table:style-name="ce23" table:formula="of:=IF(MAX([.C10];[.F10];[.I10])=[.C10]; &quot;DNF&quot;; IF(MAX([.C10];[.F10];[.I10]) = [.F10]; &quot;Z3&quot;; IF(MAX([.C10];[.F10];[.I10]) = [.I10]; &quot;PAR&quot;; 0)))" office:value-type="string" office:string-value="PAR" calcext:value-type="string">
            <text:p>PAR</text:p>
          </table:table-cell>
          <table:table-cell table:style-name="ce12" table:formula="of:=IF(MIN([.D10];[.G10];[.J10])=[.D10]; &quot;DNF&quot;; IF(MIN([.D10];[.G10];[.J10]) = [.G10]; &quot;Z3&quot;; IF(MIN([.D10];[.G10];[.J10]) = [.J10]; &quot;PAR&quot;; 0)))" office:value-type="string" office:string-value="PAR" calcext:value-type="string">
            <text:p>PAR</text:p>
          </table:table-cell>
          <table:table-cell table:style-name="ce17" table:formula="of:=IF(AND([.G26]&lt;&gt;&quot;DNF&quot;; [.I26]&lt;&gt;&quot;DNF&quot;); &quot;DNF&quot;; IF(AND([.G26]&lt;&gt;&quot;Z3&quot;; [.I26]&lt;&gt;&quot;Z3&quot;); &quot;Z3&quot;; IF(AND([.G26]&lt;&gt;&quot;PAR&quot;; [.I26]&lt;&gt;&quot;PAR&quot;); &quot;PAR&quot;; 0)))" office:value-type="string" office:string-value="DNF" calcext:value-type="string">
            <text:p>DNF</text:p>
          </table:table-cell>
          <table:table-cell table:style-name="ce23" table:formula="of:=IF(MAX([.D10];[.G10];[.J10])=[.D10]; &quot;DNF&quot;; IF(MAX([.D10];[.G10];[.J10]) = [.G10]; &quot;Z3&quot;; IF(MAX([.D10];[.G10];[.J10]) = [.J10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2" table:formula="of:=IF(MIN([.E11];[.H11];[.K11])=[.E11]; &quot;DNF&quot;; IF(MIN([.E11];[.H11];[.K11]) = [.H11]; &quot;Z3&quot;; IF(MIN([.E11]; [.H11]; [.K11]) = [.K11]; &quot;PAR&quot;; 0)))" office:value-type="string" office:string-value="PAR" calcext:value-type="string">
            <text:p>PAR</text:p>
          </table:table-cell>
          <table:table-cell table:style-name="ce17" table:formula="of:=IF(AND([.A27]&lt;&gt;&quot;DNF&quot;; [.C27]&lt;&gt;&quot;DNF&quot;); &quot;DNF&quot;; IF(AND([.A27]&lt;&gt;&quot;Z3&quot;; [.C27]&lt;&gt;&quot;Z3&quot;); &quot;Z3&quot;; IF(AND([.A27]&lt;&gt;&quot;PAR&quot;; [.C27]&lt;&gt;&quot;PAR&quot;); &quot;PAR&quot;; 0)))" office:value-type="string" office:string-value="Z3" calcext:value-type="string">
            <text:p>Z3</text:p>
          </table:table-cell>
          <table:table-cell table:style-name="ce23" table:formula="of:=IF(MAX([.E11];[.H11];[.K11])=[.E11]; &quot;DNF&quot;; IF(MAX([.E11];[.H11];[.K11]) = [.H11]; &quot;Z3&quot;; IF(MAX([.E11]; [.H11]; [.K11]) = [.K11]; &quot;PAR&quot;; 0)))" office:value-type="string" office:string-value="DNF" calcext:value-type="string">
            <text:p>DNF</text:p>
          </table:table-cell>
          <table:table-cell table:style-name="ce13" table:formula="of:=IF(MIN([.C11];[.F11];[.I11])=[.C11]; &quot;DNF&quot;; IF(MIN([.C11];[.F11];[.I11]) = [.F11]; &quot;Z3&quot;; IF(MIN([.C11];[.F11];[.I11]) = [.I11]; &quot;PAR&quot;; 0)))" office:value-type="string" office:string-value="Z3" calcext:value-type="string">
            <text:p>Z3</text:p>
          </table:table-cell>
          <table:table-cell table:style-name="ce17" table:formula="of:=IF(AND([.D27]&lt;&gt;&quot;DNF&quot;; [.F27]&lt;&gt;&quot;DNF&quot;); &quot;DNF&quot;; IF(AND([.D27]&lt;&gt;&quot;Z3&quot;; [.F27]&lt;&gt;&quot;Z3&quot;); &quot;Z3&quot;; IF(AND([.D27]&lt;&gt;&quot;PAR&quot;; [.F27]&lt;&gt;&quot;PAR&quot;); &quot;PAR&quot;; 0)))" office:value-type="string" office:string-value="PAR" calcext:value-type="string">
            <text:p>PAR</text:p>
          </table:table-cell>
          <table:table-cell table:style-name="ce23" table:formula="of:=IF(MAX([.C11];[.F11];[.I11])=[.C11]; &quot;DNF&quot;; IF(MAX([.C11];[.F11];[.I11]) = [.F11]; &quot;Z3&quot;; IF(MAX([.C11];[.F11];[.I11]) = [.I11]; &quot;PAR&quot;; 0)))" office:value-type="string" office:string-value="DNF" calcext:value-type="string">
            <text:p>DNF</text:p>
          </table:table-cell>
          <table:table-cell table:style-name="ce12" table:formula="of:=IF(MIN([.D11];[.G11];[.J11])=[.D11]; &quot;DNF&quot;; IF(MIN([.D11];[.G11];[.J11]) = [.G11]; &quot;Z3&quot;; IF(MIN([.D11];[.G11];[.J11]) = [.J11]; &quot;PAR&quot;; 0)))" office:value-type="string" office:string-value="DNF" calcext:value-type="string">
            <text:p>DNF</text:p>
          </table:table-cell>
          <table:table-cell table:style-name="ce17" table:formula="of:=IF(AND([.G27]&lt;&gt;&quot;DNF&quot;; [.I27]&lt;&gt;&quot;DNF&quot;); &quot;DNF&quot;; IF(AND([.G27]&lt;&gt;&quot;Z3&quot;; [.I27]&lt;&gt;&quot;Z3&quot;); &quot;Z3&quot;; IF(AND([.G27]&lt;&gt;&quot;PAR&quot;; [.I27]&lt;&gt;&quot;PAR&quot;); &quot;PAR&quot;; 0)))" office:value-type="string" office:string-value="PAR" calcext:value-type="string">
            <text:p>PAR</text:p>
          </table:table-cell>
          <table:table-cell table:style-name="ce23" table:formula="of:=IF(MAX([.D11];[.G11];[.J11])=[.D11]; &quot;DNF&quot;; IF(MAX([.D11];[.G11];[.J11]) = [.G11]; &quot;Z3&quot;; IF(MAX([.D11];[.G11];[.J11]) = [.J11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2" table:formula="of:=IF(MIN([.E12];[.H12];[.K12])=[.E12]; &quot;DNF&quot;; IF(MIN([.E12];[.H12];[.K12]) = [.H12]; &quot;Z3&quot;; IF(MIN([.E12]; [.H12]; [.K12]) = [.K12]; &quot;PAR&quot;; 0)))" office:value-type="string" office:string-value="DNF" calcext:value-type="string">
            <text:p>DNF</text:p>
          </table:table-cell>
          <table:table-cell table:style-name="ce17" table:formula="of:=IF(AND([.A28]&lt;&gt;&quot;DNF&quot;; [.C28]&lt;&gt;&quot;DNF&quot;); &quot;DNF&quot;; IF(AND([.A28]&lt;&gt;&quot;Z3&quot;; [.C28]&lt;&gt;&quot;Z3&quot;); &quot;Z3&quot;; IF(AND([.A28]&lt;&gt;&quot;PAR&quot;; [.C28]&lt;&gt;&quot;PAR&quot;); &quot;PAR&quot;; 0)))" office:value-type="string" office:string-value="Z3" calcext:value-type="string">
            <text:p>Z3</text:p>
          </table:table-cell>
          <table:table-cell table:style-name="ce23" table:formula="of:=IF(MAX([.E12];[.H12];[.K12])=[.E12]; &quot;DNF&quot;; IF(MAX([.E12];[.H12];[.K12]) = [.H12]; &quot;Z3&quot;; IF(MAX([.E12]; [.H12]; [.K12]) = [.K12]; &quot;PAR&quot;; 0)))" office:value-type="string" office:string-value="PAR" calcext:value-type="string">
            <text:p>PAR</text:p>
          </table:table-cell>
          <table:table-cell table:style-name="ce12" table:formula="of:=IF(MIN([.C12];[.F12];[.I12])=[.C12]; &quot;DNF&quot;; IF(MIN([.C12];[.F12];[.I12]) = [.F12]; &quot;Z3&quot;; IF(MIN([.C12];[.F12];[.I12]) = [.I12]; &quot;PAR&quot;; 0)))" office:value-type="string" office:string-value="DNF" calcext:value-type="string">
            <text:p>DNF</text:p>
          </table:table-cell>
          <table:table-cell table:style-name="ce17" table:formula="of:=IF(AND([.D28]&lt;&gt;&quot;DNF&quot;; [.F28]&lt;&gt;&quot;DNF&quot;); &quot;DNF&quot;; IF(AND([.D28]&lt;&gt;&quot;Z3&quot;; [.F28]&lt;&gt;&quot;Z3&quot;); &quot;Z3&quot;; IF(AND([.D28]&lt;&gt;&quot;PAR&quot;; [.F28]&lt;&gt;&quot;PAR&quot;); &quot;PAR&quot;; 0)))" office:value-type="string" office:string-value="Z3" calcext:value-type="string">
            <text:p>Z3</text:p>
          </table:table-cell>
          <table:table-cell table:style-name="ce23" table:formula="of:=IF(MAX([.C12];[.F12];[.I12])=[.C12]; &quot;DNF&quot;; IF(MAX([.C12];[.F12];[.I12]) = [.F12]; &quot;Z3&quot;; IF(MAX([.C12];[.F12];[.I12]) = [.I12]; &quot;PAR&quot;; 0)))" office:value-type="string" office:string-value="PAR" calcext:value-type="string">
            <text:p>PAR</text:p>
          </table:table-cell>
          <table:table-cell table:style-name="ce12" table:formula="of:=IF(MIN([.D12];[.G12];[.J12])=[.D12]; &quot;DNF&quot;; IF(MIN([.D12];[.G12];[.J12]) = [.G12]; &quot;Z3&quot;; IF(MIN([.D12];[.G12];[.J12]) = [.J12]; &quot;PAR&quot;; 0)))" office:value-type="string" office:string-value="DNF" calcext:value-type="string">
            <text:p>DNF</text:p>
          </table:table-cell>
          <table:table-cell table:style-name="ce17" table:formula="of:=IF(AND([.G28]&lt;&gt;&quot;DNF&quot;; [.I28]&lt;&gt;&quot;DNF&quot;); &quot;DNF&quot;; IF(AND([.G28]&lt;&gt;&quot;Z3&quot;; [.I28]&lt;&gt;&quot;Z3&quot;); &quot;Z3&quot;; IF(AND([.G28]&lt;&gt;&quot;PAR&quot;; [.I28]&lt;&gt;&quot;PAR&quot;); &quot;PAR&quot;; 0)))" office:value-type="string" office:string-value="Z3" calcext:value-type="string">
            <text:p>Z3</text:p>
          </table:table-cell>
          <table:table-cell table:style-name="ce23" table:formula="of:=IF(MAX([.D12];[.G12];[.J12])=[.D12]; &quot;DNF&quot;; IF(MAX([.D12];[.G12];[.J12]) = [.G12]; &quot;Z3&quot;; IF(MAX([.D12];[.G12];[.J12]) = [.J12]; &quot;PAR&quot;; 0)))" office:value-type="string" office:string-value="PAR" calcext:value-type="string">
            <text:p>PAR</text:p>
          </table:table-cell>
          <table:table-cell table:number-columns-repeated="1015"/>
        </table:table-row>
        <table:table-row table:style-name="ro1">
          <table:table-cell table:style-name="ce12" table:formula="of:=IF(MIN([.E13];[.H13];[.K13])=[.E13]; &quot;DNF&quot;; IF(MIN([.E13];[.H13];[.K13]) = [.H13]; &quot;Z3&quot;; IF(MIN([.E13]; [.H13]; [.K13]) = [.K13]; &quot;PAR&quot;; 0)))" office:value-type="string" office:string-value="PAR" calcext:value-type="string">
            <text:p>PAR</text:p>
          </table:table-cell>
          <table:table-cell table:style-name="ce17" table:formula="of:=IF(AND([.A29]&lt;&gt;&quot;DNF&quot;; [.C29]&lt;&gt;&quot;DNF&quot;); &quot;DNF&quot;; IF(AND([.A29]&lt;&gt;&quot;Z3&quot;; [.C29]&lt;&gt;&quot;Z3&quot;); &quot;Z3&quot;; IF(AND([.A29]&lt;&gt;&quot;PAR&quot;; [.C29]&lt;&gt;&quot;PAR&quot;); &quot;PAR&quot;; 0)))" office:value-type="string" office:string-value="Z3" calcext:value-type="string">
            <text:p>Z3</text:p>
          </table:table-cell>
          <table:table-cell table:style-name="ce23" table:formula="of:=IF(MAX([.E13];[.H13];[.K13])=[.E13]; &quot;DNF&quot;; IF(MAX([.E13];[.H13];[.K13]) = [.H13]; &quot;Z3&quot;; IF(MAX([.E13]; [.H13]; [.K13]) = [.K13]; &quot;PAR&quot;; 0)))" office:value-type="string" office:string-value="DNF" calcext:value-type="string">
            <text:p>DNF</text:p>
          </table:table-cell>
          <table:table-cell table:style-name="ce12" table:formula="of:=IF(MIN([.C13];[.F13];[.I13])=[.C13]; &quot;DNF&quot;; IF(MIN([.C13];[.F13];[.I13]) = [.F13]; &quot;Z3&quot;; IF(MIN([.C13];[.F13];[.I13]) = [.I13]; &quot;PAR&quot;; 0)))" office:value-type="string" office:string-value="PAR" calcext:value-type="string">
            <text:p>PAR</text:p>
          </table:table-cell>
          <table:table-cell table:style-name="ce17" table:formula="of:=IF(AND([.D29]&lt;&gt;&quot;DNF&quot;; [.F29]&lt;&gt;&quot;DNF&quot;); &quot;DNF&quot;; IF(AND([.D29]&lt;&gt;&quot;Z3&quot;; [.F29]&lt;&gt;&quot;Z3&quot;); &quot;Z3&quot;; IF(AND([.D29]&lt;&gt;&quot;PAR&quot;; [.F29]&lt;&gt;&quot;PAR&quot;); &quot;PAR&quot;; 0)))" office:value-type="string" office:string-value="Z3" calcext:value-type="string">
            <text:p>Z3</text:p>
          </table:table-cell>
          <table:table-cell table:style-name="ce23" table:formula="of:=IF(MAX([.C13];[.F13];[.I13])=[.C13]; &quot;DNF&quot;; IF(MAX([.C13];[.F13];[.I13]) = [.F13]; &quot;Z3&quot;; IF(MAX([.C13];[.F13];[.I13]) = [.I13]; &quot;PAR&quot;; 0)))" office:value-type="string" office:string-value="DNF" calcext:value-type="string">
            <text:p>DNF</text:p>
          </table:table-cell>
          <table:table-cell table:style-name="ce12" table:formula="of:=IF(MIN([.D13];[.G13];[.J13])=[.D13]; &quot;DNF&quot;; IF(MIN([.D13];[.G13];[.J13]) = [.G13]; &quot;Z3&quot;; IF(MIN([.D13];[.G13];[.J13]) = [.J13]; &quot;PAR&quot;; 0)))" office:value-type="string" office:string-value="DNF" calcext:value-type="string">
            <text:p>DNF</text:p>
          </table:table-cell>
          <table:table-cell table:style-name="ce17" table:formula="of:=IF(AND([.G29]&lt;&gt;&quot;DNF&quot;; [.I29]&lt;&gt;&quot;DNF&quot;); &quot;DNF&quot;; IF(AND([.G29]&lt;&gt;&quot;Z3&quot;; [.I29]&lt;&gt;&quot;Z3&quot;); &quot;Z3&quot;; IF(AND([.G29]&lt;&gt;&quot;PAR&quot;; [.I29]&lt;&gt;&quot;PAR&quot;); &quot;PAR&quot;; 0)))" office:value-type="string" office:string-value="PAR" calcext:value-type="string">
            <text:p>PAR</text:p>
          </table:table-cell>
          <table:table-cell table:style-name="ce23" table:formula="of:=IF(MAX([.D13];[.G13];[.J13])=[.D13]; &quot;DNF&quot;; IF(MAX([.D13];[.G13];[.J13]) = [.G13]; &quot;Z3&quot;; IF(MAX([.D13];[.G13];[.J13]) = [.J13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2" table:formula="of:=IF(MIN([.E14];[.H14];[.K14])=[.E14]; &quot;DNF&quot;; IF(MIN([.E14];[.H14];[.K14]) = [.H14]; &quot;Z3&quot;; IF(MIN([.E14]; [.H14]; [.K14]) = [.K14]; &quot;PAR&quot;; 0)))" office:value-type="string" office:string-value="DNF" calcext:value-type="string">
            <text:p>DNF</text:p>
          </table:table-cell>
          <table:table-cell table:style-name="ce17" table:formula="of:=IF(AND([.A30]&lt;&gt;&quot;DNF&quot;; [.C30]&lt;&gt;&quot;DNF&quot;); &quot;DNF&quot;; IF(AND([.A30]&lt;&gt;&quot;Z3&quot;; [.C30]&lt;&gt;&quot;Z3&quot;); &quot;Z3&quot;; IF(AND([.A30]&lt;&gt;&quot;PAR&quot;; [.C30]&lt;&gt;&quot;PAR&quot;); &quot;PAR&quot;; 0)))" office:value-type="string" office:string-value="PAR" calcext:value-type="string">
            <text:p>PAR</text:p>
          </table:table-cell>
          <table:table-cell table:style-name="ce23" table:formula="of:=IF(MAX([.E14];[.H14];[.K14])=[.E14]; &quot;DNF&quot;; IF(MAX([.E14];[.H14];[.K14]) = [.H14]; &quot;Z3&quot;; IF(MAX([.E14]; [.H14]; [.K14]) = [.K14]; &quot;PAR&quot;; 0)))" office:value-type="string" office:string-value="Z3" calcext:value-type="string">
            <text:p>Z3</text:p>
          </table:table-cell>
          <table:table-cell table:style-name="ce13" table:formula="of:=IF(MIN([.C14];[.F14];[.I14])=[.C14]; &quot;DNF&quot;; IF(MIN([.C14];[.F14];[.I14]) = [.F14]; &quot;Z3&quot;; IF(MIN([.C14];[.F14];[.I14]) = [.I14]; &quot;PAR&quot;; 0)))" office:value-type="string" office:string-value="Z3" calcext:value-type="string">
            <text:p>Z3</text:p>
          </table:table-cell>
          <table:table-cell table:style-name="ce17" table:formula="of:=IF(AND([.D30]&lt;&gt;&quot;DNF&quot;; [.F30]&lt;&gt;&quot;DNF&quot;); &quot;DNF&quot;; IF(AND([.D30]&lt;&gt;&quot;Z3&quot;; [.F30]&lt;&gt;&quot;Z3&quot;); &quot;Z3&quot;; IF(AND([.D30]&lt;&gt;&quot;PAR&quot;; [.F30]&lt;&gt;&quot;PAR&quot;); &quot;PAR&quot;; 0)))" office:value-type="string" office:string-value="DNF" calcext:value-type="string">
            <text:p>DNF</text:p>
          </table:table-cell>
          <table:table-cell table:style-name="ce23" table:formula="of:=IF(MAX([.C14];[.F14];[.I14])=[.C14]; &quot;DNF&quot;; IF(MAX([.C14];[.F14];[.I14]) = [.F14]; &quot;Z3&quot;; IF(MAX([.C14];[.F14];[.I14]) = [.I14]; &quot;PAR&quot;; 0)))" office:value-type="string" office:string-value="PAR" calcext:value-type="string">
            <text:p>PAR</text:p>
          </table:table-cell>
          <table:table-cell table:style-name="ce12" table:formula="of:=IF(MIN([.D14];[.G14];[.J14])=[.D14]; &quot;DNF&quot;; IF(MIN([.D14];[.G14];[.J14]) = [.G14]; &quot;Z3&quot;; IF(MIN([.D14];[.G14];[.J14]) = [.J14]; &quot;PAR&quot;; 0)))" office:value-type="string" office:string-value="PAR" calcext:value-type="string">
            <text:p>PAR</text:p>
          </table:table-cell>
          <table:table-cell table:style-name="ce17" table:formula="of:=IF(AND([.G30]&lt;&gt;&quot;DNF&quot;; [.I30]&lt;&gt;&quot;DNF&quot;); &quot;DNF&quot;; IF(AND([.G30]&lt;&gt;&quot;Z3&quot;; [.I30]&lt;&gt;&quot;Z3&quot;); &quot;Z3&quot;; IF(AND([.G30]&lt;&gt;&quot;PAR&quot;; [.I30]&lt;&gt;&quot;PAR&quot;); &quot;PAR&quot;; 0)))" office:value-type="string" office:string-value="DNF" calcext:value-type="string">
            <text:p>DNF</text:p>
          </table:table-cell>
          <table:table-cell table:style-name="ce23" table:formula="of:=IF(MAX([.D14];[.G14];[.J14])=[.D14]; &quot;DNF&quot;; IF(MAX([.D14];[.G14];[.J14]) = [.G14]; &quot;Z3&quot;; IF(MAX([.D14];[.G14];[.J14]) = [.J14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2" table:formula="of:=IF(MIN([.E15];[.H15];[.K15])=[.E15]; &quot;DNF&quot;; IF(MIN([.E15];[.H15];[.K15]) = [.H15]; &quot;Z3&quot;; IF(MIN([.E15]; [.H15]; [.K15]) = [.K15]; &quot;PAR&quot;; 0)))" office:value-type="string" office:string-value="PAR" calcext:value-type="string">
            <text:p>PAR</text:p>
          </table:table-cell>
          <table:table-cell table:style-name="ce17" table:formula="of:=IF(AND([.A31]&lt;&gt;&quot;DNF&quot;; [.C31]&lt;&gt;&quot;DNF&quot;); &quot;DNF&quot;; IF(AND([.A31]&lt;&gt;&quot;Z3&quot;; [.C31]&lt;&gt;&quot;Z3&quot;); &quot;Z3&quot;; IF(AND([.A31]&lt;&gt;&quot;PAR&quot;; [.C31]&lt;&gt;&quot;PAR&quot;); &quot;PAR&quot;; 0)))" office:value-type="string" office:string-value="DNF" calcext:value-type="string">
            <text:p>DNF</text:p>
          </table:table-cell>
          <table:table-cell table:style-name="ce23" table:formula="of:=IF(MAX([.E15];[.H15];[.K15])=[.E15]; &quot;DNF&quot;; IF(MAX([.E15];[.H15];[.K15]) = [.H15]; &quot;Z3&quot;; IF(MAX([.E15]; [.H15]; [.K15]) = [.K15]; &quot;PAR&quot;; 0)))" office:value-type="string" office:string-value="Z3" calcext:value-type="string">
            <text:p>Z3</text:p>
          </table:table-cell>
          <table:table-cell table:style-name="ce12" table:formula="of:=IF(MIN([.C15];[.F15];[.I15])=[.C15]; &quot;DNF&quot;; IF(MIN([.C15];[.F15];[.I15]) = [.F15]; &quot;Z3&quot;; IF(MIN([.C15];[.F15];[.I15]) = [.I15]; &quot;PAR&quot;; 0)))" office:value-type="string" office:string-value="DNF" calcext:value-type="string">
            <text:p>DNF</text:p>
          </table:table-cell>
          <table:table-cell table:style-name="ce17" table:formula="of:=IF(AND([.D31]&lt;&gt;&quot;DNF&quot;; [.F31]&lt;&gt;&quot;DNF&quot;); &quot;DNF&quot;; IF(AND([.D31]&lt;&gt;&quot;Z3&quot;; [.F31]&lt;&gt;&quot;Z3&quot;); &quot;Z3&quot;; IF(AND([.D31]&lt;&gt;&quot;PAR&quot;; [.F31]&lt;&gt;&quot;PAR&quot;); &quot;PAR&quot;; 0)))" office:value-type="string" office:string-value="Z3" calcext:value-type="string">
            <text:p>Z3</text:p>
          </table:table-cell>
          <table:table-cell table:style-name="ce23" table:formula="of:=IF(MAX([.C15];[.F15];[.I15])=[.C15]; &quot;DNF&quot;; IF(MAX([.C15];[.F15];[.I15]) = [.F15]; &quot;Z3&quot;; IF(MAX([.C15];[.F15];[.I15]) = [.I15]; &quot;PAR&quot;; 0)))" office:value-type="string" office:string-value="PAR" calcext:value-type="string">
            <text:p>PAR</text:p>
          </table:table-cell>
          <table:table-cell table:style-name="ce12" table:formula="of:=IF(MIN([.D15];[.G15];[.J15])=[.D15]; &quot;DNF&quot;; IF(MIN([.D15];[.G15];[.J15]) = [.G15]; &quot;Z3&quot;; IF(MIN([.D15];[.G15];[.J15]) = [.J15]; &quot;PAR&quot;; 0)))" office:value-type="string" office:string-value="PAR" calcext:value-type="string">
            <text:p>PAR</text:p>
          </table:table-cell>
          <table:table-cell table:style-name="ce17" table:formula="of:=IF(AND([.G31]&lt;&gt;&quot;DNF&quot;; [.I31]&lt;&gt;&quot;DNF&quot;); &quot;DNF&quot;; IF(AND([.G31]&lt;&gt;&quot;Z3&quot;; [.I31]&lt;&gt;&quot;Z3&quot;); &quot;Z3&quot;; IF(AND([.G31]&lt;&gt;&quot;PAR&quot;; [.I31]&lt;&gt;&quot;PAR&quot;); &quot;PAR&quot;; 0)))" office:value-type="string" office:string-value="DNF" calcext:value-type="string">
            <text:p>DNF</text:p>
          </table:table-cell>
          <table:table-cell table:style-name="ce23" table:formula="of:=IF(MAX([.D15];[.G15];[.J15])=[.D15]; &quot;DNF&quot;; IF(MAX([.D15];[.G15];[.J15]) = [.G15]; &quot;Z3&quot;; IF(MAX([.D15];[.G15];[.J15]) = [.J15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2" table:formula="of:=IF(MIN([.E16];[.H16];[.K16])=[.E16]; &quot;DNF&quot;; IF(MIN([.E16];[.H16];[.K16]) = [.H16]; &quot;Z3&quot;; IF(MIN([.E16]; [.H16]; [.K16]) = [.K16]; &quot;PAR&quot;; 0)))" office:value-type="string" office:string-value="DNF" calcext:value-type="string">
            <text:p>DNF</text:p>
          </table:table-cell>
          <table:table-cell table:style-name="ce17" table:formula="of:=IF(AND([.A32]&lt;&gt;&quot;DNF&quot;; [.C32]&lt;&gt;&quot;DNF&quot;); &quot;DNF&quot;; IF(AND([.A32]&lt;&gt;&quot;Z3&quot;; [.C32]&lt;&gt;&quot;Z3&quot;); &quot;Z3&quot;; IF(AND([.A32]&lt;&gt;&quot;PAR&quot;; [.C32]&lt;&gt;&quot;PAR&quot;); &quot;PAR&quot;; 0)))" office:value-type="string" office:string-value="PAR" calcext:value-type="string">
            <text:p>PAR</text:p>
          </table:table-cell>
          <table:table-cell table:style-name="ce23" table:formula="of:=IF(MAX([.E16];[.H16];[.K16])=[.E16]; &quot;DNF&quot;; IF(MAX([.E16];[.H16];[.K16]) = [.H16]; &quot;Z3&quot;; IF(MAX([.E16]; [.H16]; [.K16]) = [.K16]; &quot;PAR&quot;; 0)))" office:value-type="string" office:string-value="Z3" calcext:value-type="string">
            <text:p>Z3</text:p>
          </table:table-cell>
          <table:table-cell table:style-name="ce12" table:formula="of:=IF(MIN([.C16];[.F16];[.I16])=[.C16]; &quot;DNF&quot;; IF(MIN([.C16];[.F16];[.I16]) = [.F16]; &quot;Z3&quot;; IF(MIN([.C16];[.F16];[.I16]) = [.I16]; &quot;PAR&quot;; 0)))" office:value-type="string" office:string-value="DNF" calcext:value-type="string">
            <text:p>DNF</text:p>
          </table:table-cell>
          <table:table-cell table:style-name="ce17" table:formula="of:=IF(AND([.D32]&lt;&gt;&quot;DNF&quot;; [.F32]&lt;&gt;&quot;DNF&quot;); &quot;DNF&quot;; IF(AND([.D32]&lt;&gt;&quot;Z3&quot;; [.F32]&lt;&gt;&quot;Z3&quot;); &quot;Z3&quot;; IF(AND([.D32]&lt;&gt;&quot;PAR&quot;; [.F32]&lt;&gt;&quot;PAR&quot;); &quot;PAR&quot;; 0)))" office:value-type="string" office:string-value="Z3" calcext:value-type="string">
            <text:p>Z3</text:p>
          </table:table-cell>
          <table:table-cell table:style-name="ce23" table:formula="of:=IF(MAX([.C16];[.F16];[.I16])=[.C16]; &quot;DNF&quot;; IF(MAX([.C16];[.F16];[.I16]) = [.F16]; &quot;Z3&quot;; IF(MAX([.C16];[.F16];[.I16]) = [.I16]; &quot;PAR&quot;; 0)))" office:value-type="string" office:string-value="PAR" calcext:value-type="string">
            <text:p>PAR</text:p>
          </table:table-cell>
          <table:table-cell table:style-name="ce12" table:formula="of:=IF(MIN([.D16];[.G16];[.J16])=[.D16]; &quot;DNF&quot;; IF(MIN([.D16];[.G16];[.J16]) = [.G16]; &quot;Z3&quot;; IF(MIN([.D16];[.G16];[.J16]) = [.J16]; &quot;PAR&quot;; 0)))" office:value-type="string" office:string-value="PAR" calcext:value-type="string">
            <text:p>PAR</text:p>
          </table:table-cell>
          <table:table-cell table:style-name="ce17" table:formula="of:=IF(AND([.G32]&lt;&gt;&quot;DNF&quot;; [.I32]&lt;&gt;&quot;DNF&quot;); &quot;DNF&quot;; IF(AND([.G32]&lt;&gt;&quot;Z3&quot;; [.I32]&lt;&gt;&quot;Z3&quot;); &quot;Z3&quot;; IF(AND([.G32]&lt;&gt;&quot;PAR&quot;; [.I32]&lt;&gt;&quot;PAR&quot;); &quot;PAR&quot;; 0)))" office:value-type="string" office:string-value="DNF" calcext:value-type="string">
            <text:p>DNF</text:p>
          </table:table-cell>
          <table:table-cell table:style-name="ce23" table:formula="of:=IF(MAX([.D16];[.G16];[.J16])=[.D16]; &quot;DNF&quot;; IF(MAX([.D16];[.G16];[.J16]) = [.G16]; &quot;Z3&quot;; IF(MAX([.D16];[.G16];[.J16]) = [.J16]; &quot;PAR&quot;; 0)))" office:value-type="string" office:string-value="Z3" calcext:value-type="string">
            <text:p>Z3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 table:number-columns-spanned="3" table:number-rows-spanned="1">
            <text:p>TOTAL TIME</text:p>
          </table:table-cell>
          <table:covered-table-cell table:style-name="ce15"/>
          <table:covered-table-cell table:style-name="ce24"/>
          <table:table-cell table:style-name="ce14" office:value-type="string" calcext:value-type="string" table:number-columns-spanned="3" table:number-rows-spanned="1">
            <text:p>User Time</text:p>
          </table:table-cell>
          <table:covered-table-cell table:style-name="ce34"/>
          <table:covered-table-cell table:style-name="ce35"/>
          <table:table-cell table:style-name="ce14" office:value-type="string" calcext:value-type="string" table:number-columns-spanned="3" table:number-rows-spanned="1">
            <text:p>System Time</text:p>
          </table:table-cell>
          <table:covered-table-cell table:style-name="ce34"/>
          <table:covered-table-cell table:style-name="ce35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Mem Profiles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ce44"/>
        <table:table-column table:style-name="co14" table:default-cell-style-name="ce44"/>
        <table:table-column table:style-name="co15" table:default-cell-style-name="ce44"/>
        <table:table-column table:style-name="co1" table:number-columns-repeated="3" table:default-cell-style-name="ce44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row table:style-name="ro1">
          <table:table-cell table:style-name="ce43" office:value-type="string" calcext:value-type="string">
            <text:p>Z3</text:p>
          </table:table-cell>
          <table:table-cell table:style-name="ce43"/>
          <table:table-cell table:style-name="Default" table:number-columns-repeated="7"/>
          <table:table-cell/>
          <table:table-cell office:value-type="string" calcext:value-type="string">
            <text:p>Slope in Conjuncts</text:p>
          </table:table-cell>
          <table:table-cell office:value-type="string" calcext:value-type="string">
            <text:p>Slope in Vars</text:p>
          </table:table-cell>
          <table:table-cell table:style-name="ce43" office:value-type="string" calcext:value-type="string">
            <text:p>RSS</text:p>
          </table:table-cell>
          <table:table-cell office:value-type="string" calcext:value-type="string">
            <text:p>“Resident Set Size”, this is the non-swapped physical memory a process has used</text:p>
          </table:table-cell>
        </table:table-row>
        <table:table-row table:style-name="ro1">
          <table:table-cell office:value-type="string" calcext:value-type="string">
            <text:p># Conjuncts</text:p>
          </table:table-cell>
          <table:table-cell office:value-type="string" calcext:value-type="string">
            <text:p># Vars</text:p>
          </table:table-cell>
          <table:table-cell table:style-name="Default" office:value-type="string" calcext:value-type="string">
            <text:p><text:s/>rss</text:p>
          </table:table-cell>
          <table:table-cell table:style-name="Default" office:value-type="string" calcext:value-type="string">
            <text:p><text:s/>vms</text:p>
          </table:table-cell>
          <table:table-cell table:style-name="Default" office:value-type="string" calcext:value-type="string">
            <text:p><text:s/>shared</text:p>
          </table:table-cell>
          <table:table-cell table:style-name="Default" office:value-type="string" calcext:value-type="string">
            <text:p><text:s/>text</text:p>
          </table:table-cell>
          <table:table-cell table:style-name="Default" office:value-type="string" calcext:value-type="string">
            <text:p><text:s/>data</text:p>
          </table:table-cell>
          <table:table-cell table:style-name="Default" office:value-type="string" calcext:value-type="string">
            <text:p><text:s/>uss</text:p>
          </table:table-cell>
          <table:table-cell table:style-name="Default" office:value-type="string" calcext:value-type="string">
            <text:p><text:s/>pss</text:p>
          </table:table-cell>
          <table:table-cell office:value-type="string" calcext:value-type="string">
            <text:p><text:s/>rss</text:p>
          </table:table-cell>
          <table:table-cell table:formula="of:=ROUND(SLOPE([.A3:.A17];[.C3:.C17]);4)" office:value-type="float" office:value="0" calcext:value-type="float">
            <text:p>0</text:p>
          </table:table-cell>
          <table:table-cell table:formula="of:=ROUND(SLOPE([.$B$3:.$B$17];[.C3:.C17]);4)" office:value-type="float" office:value="0" calcext:value-type="float">
            <text:p>0</text:p>
          </table:table-cell>
          <table:table-cell table:style-name="ce43" office:value-type="string" calcext:value-type="string">
            <text:p>VMS</text:p>
          </table:table-cell>
          <table:table-cell office:value-type="string" calcext:value-type="string">
            <text:p>“Virtual Memory Size”, this is the total amount of virtual memory used by the proc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18364.16" calcext:value-type="float">
            <text:p>4.12E+06</text:p>
          </table:table-cell>
          <table:table-cell office:value-type="float" office:value="23481344" calcext:value-type="float">
            <text:p>2.35E+07</text:p>
          </table:table-cell>
          <table:table-cell office:value-type="float" office:value="3693445.12" calcext:value-type="float">
            <text:p>3.69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5177.6" calcext:value-type="float">
            <text:p>5.45E+05</text:p>
          </table:table-cell>
          <table:table-cell office:value-type="float" office:value="2109194.24" calcext:value-type="float">
            <text:p>2.11E+06</text:p>
          </table:table-cell>
          <table:table-cell office:value-type="float" office:value="2319349.76" calcext:value-type="float">
            <text:p>2.32E+06</text:p>
          </table:table-cell>
          <table:table-cell office:value-type="string" calcext:value-type="string">
            <text:p><text:s/>vms</text:p>
          </table:table-cell>
          <table:table-cell table:formula="of:=ROUND(SLOPE([.$A$3:.$A$17];[.C3:.C17]);4)" office:value-type="float" office:value="0" calcext:value-type="float">
            <text:p>0</text:p>
          </table:table-cell>
          <table:table-cell table:formula="of:=ROUND(SLOPE([.$B$3:.$B$17];[.D3:.D17]);4)" office:value-type="float" office:value="0.0002" calcext:value-type="float">
            <text:p>0.0002</text:p>
          </table:table-cell>
          <table:table-cell table:style-name="ce43" office:value-type="string" calcext:value-type="string">
            <text:p>Shared</text:p>
          </table:table-cell>
          <table:table-cell office:value-type="string" calcext:value-type="string">
            <text:p>memory that could be potentially shared with other process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69441.28" calcext:value-type="float">
            <text:p>4.17E+06</text:p>
          </table:table-cell>
          <table:table-cell office:value-type="float" office:value="23482695.68" calcext:value-type="float">
            <text:p>2.35E+07</text:p>
          </table:table-cell>
          <table:table-cell office:value-type="float" office:value="3742146.56" calcext:value-type="float">
            <text:p>3.74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5382.4" calcext:value-type="float">
            <text:p>5.45E+05</text:p>
          </table:table-cell>
          <table:table-cell office:value-type="float" office:value="2158305.28" calcext:value-type="float">
            <text:p>2.16E+06</text:p>
          </table:table-cell>
          <table:table-cell office:value-type="float" office:value="2365265.92" calcext:value-type="float">
            <text:p>2.37E+06</text:p>
          </table:table-cell>
          <table:table-cell office:value-type="string" calcext:value-type="string">
            <text:p><text:s/>shared</text:p>
          </table:table-cell>
          <table:table-cell table:formula="of:=ROUND(SLOPE([.$A$3:.$A$17];[.D3:.D17]);4)" office:value-type="float" office:value="0.0004" calcext:value-type="float">
            <text:p>0.0004</text:p>
          </table:table-cell>
          <table:table-cell table:formula="of:=ROUND(SLOPE([.$B$3:.$B$17];[.E3:.E17]);4)" office:value-type="float" office:value="0" calcext:value-type="float">
            <text:p>0</text:p>
          </table:table-cell>
          <table:table-cell table:style-name="ce43" office:value-type="string" calcext:value-type="string">
            <text:p>Text</text:p>
          </table:table-cell>
          <table:table-cell office:value-type="string" calcext:value-type="string">
            <text:p>the amount of memory devoted to executable 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91953.92" calcext:value-type="float">
            <text:p>3.79E+06</text:p>
          </table:table-cell>
          <table:table-cell office:value-type="float" office:value="23471595.52" calcext:value-type="float">
            <text:p>2.35E+07</text:p>
          </table:table-cell>
          <table:table-cell office:value-type="float" office:value="3380715.52" calcext:value-type="float">
            <text:p>3.38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2760.96" calcext:value-type="float">
            <text:p>5.43E+05</text:p>
          </table:table-cell>
          <table:table-cell office:value-type="float" office:value="2053365.76" calcext:value-type="float">
            <text:p>2.05E+06</text:p>
          </table:table-cell>
          <table:table-cell office:value-type="float" office:value="2264309.76" calcext:value-type="float">
            <text:p>2.26E+06</text:p>
          </table:table-cell>
          <table:table-cell office:value-type="string" calcext:value-type="string">
            <text:p><text:s/>tex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string" calcext:value-type="string">
            <text:p>Data</text:p>
          </table:table-cell>
          <table:table-cell office:value-type="string" calcext:value-type="string">
            <text:p>the amount of physical memory devoted to other than executable code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3997204.48" calcext:value-type="float">
            <text:p>4.00E+06</text:p>
          </table:table-cell>
          <table:table-cell office:value-type="float" office:value="23475363.84" calcext:value-type="float">
            <text:p>2.35E+07</text:p>
          </table:table-cell>
          <table:table-cell office:value-type="float" office:value="3576791.04" calcext:value-type="float">
            <text:p>3.58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3703.04" calcext:value-type="float">
            <text:p>5.44E+05</text:p>
          </table:table-cell>
          <table:table-cell office:value-type="float" office:value="2085478.4" calcext:value-type="float">
            <text:p>2.09E+06</text:p>
          </table:table-cell>
          <table:table-cell office:value-type="float" office:value="2309898.24" calcext:value-type="float">
            <text:p>2.31E+06</text:p>
          </table:table-cell>
          <table:table-cell office:value-type="string" calcext:value-type="string">
            <text:p><text:s/>data</text:p>
          </table:table-cell>
          <table:table-cell table:formula="of:=ROUND(SLOPE([.$A$3:.$A$17];[.F3:.F17]);4)" office:value-type="string" office:string-value="" calcext:value-type="error">
            <text:p>#DIV/0!</text:p>
          </table:table-cell>
          <table:table-cell table:formula="of:=ROUND(SLOPE([.$B$3:.$B$17];[.G3:.G17]);4)" office:value-type="float" office:value="0.0007" calcext:value-type="float">
            <text:p>0.0007</text:p>
          </table:table-cell>
          <table:table-cell table:style-name="ce43" office:value-type="string" calcext:value-type="string">
            <text:p>USS</text:p>
          </table:table-cell>
          <table:table-cell table:style-name="ce45" office:value-type="string" calcext:value-type="string">
            <text:p>“Unique Set Size”, this is the memory which is unique to a process and which would be freed if the process was terminated right now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01473.28" calcext:value-type="float">
            <text:p>3.70E+06</text:p>
          </table:table-cell>
          <table:table-cell office:value-type="float" office:value="23474585.6" calcext:value-type="float">
            <text:p>2.35E+07</text:p>
          </table:table-cell>
          <table:table-cell office:value-type="float" office:value="3294535.68" calcext:value-type="float">
            <text:p>3.29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3498.24" calcext:value-type="float">
            <text:p>5.43E+05</text:p>
          </table:table-cell>
          <table:table-cell office:value-type="float" office:value="1995857.92" calcext:value-type="float">
            <text:p>2.00E+06</text:p>
          </table:table-cell>
          <table:table-cell office:value-type="float" office:value="2213795.84" calcext:value-type="float">
            <text:p>2.21E+06</text:p>
          </table:table-cell>
          <table:table-cell office:value-type="string" calcext:value-type="string">
            <text:p><text:s/>uss</text:p>
          </table:table-cell>
          <table:table-cell table:formula="of:=ROUND(SLOPE([.$A$3:.$A$17];[.G3:.G17]);4)" office:value-type="float" office:value="0.0016" calcext:value-type="float">
            <text:p>0.0016</text:p>
          </table:table-cell>
          <table:table-cell table:formula="of:=ROUND(SLOPE([.$B$3:.$B$17];[.H3:.H17]);4)" office:value-type="float" office:value="0" calcext:value-type="float">
            <text:p>0</text:p>
          </table:table-cell>
          <table:table-cell table:style-name="ce43" office:value-type="string" calcext:value-type="string">
            <text:p>PSS</text:p>
          </table:table-cell>
          <table:table-cell table:style-name="ce45" office:value-type="string" calcext:value-type="string">
            <text:p>“Proportional Set Size”, is the amount of memory shared with other processes, accounted in a way that the amount is divided evenly between the processes that share it.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064378.88" calcext:value-type="float">
            <text:p>4.06E+06</text:p>
          </table:table-cell>
          <table:table-cell office:value-type="float" office:value="23481344" calcext:value-type="float">
            <text:p>2.35E+07</text:p>
          </table:table-cell>
          <table:table-cell office:value-type="float" office:value="3641016.32" calcext:value-type="float">
            <text:p>3.64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4972.8" calcext:value-type="float">
            <text:p>5.45E+05</text:p>
          </table:table-cell>
          <table:table-cell office:value-type="float" office:value="2097152" calcext:value-type="float">
            <text:p>2.10E+06</text:p>
          </table:table-cell>
          <table:table-cell office:value-type="float" office:value="2312673.28" calcext:value-type="float">
            <text:p>2.31E+06</text:p>
          </table:table-cell>
          <table:table-cell office:value-type="string" calcext:value-type="string">
            <text:p><text:s/>pss</text:p>
          </table:table-cell>
          <table:table-cell table:formula="of:=ROUND(SLOPE([.$A$3:.$A$17];[.H3:.H17]);4)" office:value-type="float" office:value="0" calcext:value-type="float">
            <text:p>0</text:p>
          </table:table-cell>
          <table:table-cell table:formula="of:=ROUND(SLOPE([.$B$3:.$B$17];[.I3:.I17]);4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886530.56" calcext:value-type="float">
            <text:p>3.89E+06</text:p>
          </table:table-cell>
          <table:table-cell office:value-type="float" office:value="23477288.96" calcext:value-type="float">
            <text:p>2.35E+07</text:p>
          </table:table-cell>
          <table:table-cell office:value-type="float" office:value="3470008.32" calcext:value-type="float">
            <text:p>3.47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4194.56" calcext:value-type="float">
            <text:p>5.44E+05</text:p>
          </table:table-cell>
          <table:table-cell office:value-type="float" office:value="2021826.56" calcext:value-type="float">
            <text:p>2.02E+06</text:p>
          </table:table-cell>
          <table:table-cell office:value-type="float" office:value="2237480.96" calcext:value-type="float">
            <text:p>2.24E+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67557.12" calcext:value-type="float">
            <text:p>4.17E+06</text:p>
          </table:table-cell>
          <table:table-cell office:value-type="float" office:value="23484047.36" calcext:value-type="float">
            <text:p>2.35E+07</text:p>
          </table:table-cell>
          <table:table-cell office:value-type="float" office:value="3740590.08" calcext:value-type="float">
            <text:p>3.74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5832.96" calcext:value-type="float">
            <text:p>5.46E+05</text:p>
          </table:table-cell>
          <table:table-cell office:value-type="float" office:value="2140241.92" calcext:value-type="float">
            <text:p>2.14E+06</text:p>
          </table:table-cell>
          <table:table-cell office:value-type="float" office:value="2359040" calcext:value-type="float">
            <text:p>2.36E+0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062167.04" calcext:value-type="float">
            <text:p>4.06E+06</text:p>
          </table:table-cell>
          <table:table-cell office:value-type="float" office:value="23488102.4" calcext:value-type="float">
            <text:p>2.35E+07</text:p>
          </table:table-cell>
          <table:table-cell office:value-type="float" office:value="3638681.6" calcext:value-type="float">
            <text:p>3.64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6652.16" calcext:value-type="float">
            <text:p>5.47E+05</text:p>
          </table:table-cell>
          <table:table-cell office:value-type="float" office:value="2120499.2" calcext:value-type="float">
            <text:p>2.12E+06</text:p>
          </table:table-cell>
          <table:table-cell office:value-type="float" office:value="2337280" calcext:value-type="float">
            <text:p>2.34E+0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052172.8" calcext:value-type="float">
            <text:p>4.05E+06</text:p>
          </table:table-cell>
          <table:table-cell office:value-type="float" office:value="23482695.68" calcext:value-type="float">
            <text:p>2.35E+07</text:p>
          </table:table-cell>
          <table:table-cell office:value-type="float" office:value="3630120.96" calcext:value-type="float">
            <text:p>3.63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5382.4" calcext:value-type="float">
            <text:p>5.45E+05</text:p>
          </table:table-cell>
          <table:table-cell office:value-type="float" office:value="2136883.2" calcext:value-type="float">
            <text:p>2.14E+06</text:p>
          </table:table-cell>
          <table:table-cell office:value-type="float" office:value="2355456" calcext:value-type="float">
            <text:p>2.36E+0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100915.2" calcext:value-type="float">
            <text:p>4.10E+06</text:p>
          </table:table-cell>
          <table:table-cell office:value-type="float" office:value="23485399.04" calcext:value-type="float">
            <text:p>2.35E+07</text:p>
          </table:table-cell>
          <table:table-cell office:value-type="float" office:value="3676528.64" calcext:value-type="float">
            <text:p>3.68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6201.6" calcext:value-type="float">
            <text:p>5.46E+05</text:p>
          </table:table-cell>
          <table:table-cell office:value-type="float" office:value="2104688.64" calcext:value-type="float">
            <text:p>2.10E+06</text:p>
          </table:table-cell>
          <table:table-cell office:value-type="float" office:value="2322411.52" calcext:value-type="float">
            <text:p>2.32E+0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091166.72" calcext:value-type="float">
            <text:p>4.09E+06</text:p>
          </table:table-cell>
          <table:table-cell office:value-type="float" office:value="23488102.4" calcext:value-type="float">
            <text:p>2.35E+07</text:p>
          </table:table-cell>
          <table:table-cell office:value-type="float" office:value="3666903.04" calcext:value-type="float">
            <text:p>3.67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6570.24" calcext:value-type="float">
            <text:p>5.47E+05</text:p>
          </table:table-cell>
          <table:table-cell office:value-type="float" office:value="2140610.56" calcext:value-type="float">
            <text:p>2.14E+06</text:p>
          </table:table-cell>
          <table:table-cell office:value-type="float" office:value="2357954.56" calcext:value-type="float">
            <text:p>2.36E+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217323.52" calcext:value-type="float">
            <text:p>4.22E+06</text:p>
          </table:table-cell>
          <table:table-cell office:value-type="float" office:value="23485399.04" calcext:value-type="float">
            <text:p>2.35E+07</text:p>
          </table:table-cell>
          <table:table-cell office:value-type="float" office:value="3788349.44" calcext:value-type="float">
            <text:p>3.79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5996.8" calcext:value-type="float">
            <text:p>5.46E+05</text:p>
          </table:table-cell>
          <table:table-cell office:value-type="float" office:value="2190049.28" calcext:value-type="float">
            <text:p>2.19E+06</text:p>
          </table:table-cell>
          <table:table-cell office:value-type="float" office:value="2407987.2" calcext:value-type="float">
            <text:p>2.41E+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79787.52" calcext:value-type="float">
            <text:p>4.28E+06</text:p>
          </table:table-cell>
          <table:table-cell office:value-type="float" office:value="23483760.64" calcext:value-type="float">
            <text:p>2.35E+07</text:p>
          </table:table-cell>
          <table:table-cell office:value-type="float" office:value="3847823.36" calcext:value-type="float">
            <text:p>3.85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5751.04" calcext:value-type="float">
            <text:p>5.46E+05</text:p>
          </table:table-cell>
          <table:table-cell office:value-type="float" office:value="2167111.68" calcext:value-type="float">
            <text:p>2.17E+06</text:p>
          </table:table-cell>
          <table:table-cell office:value-type="float" office:value="2384158.72" calcext:value-type="float">
            <text:p>2.38E+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133478.4" calcext:value-type="float">
            <text:p>4.13E+06</text:p>
          </table:table-cell>
          <table:table-cell office:value-type="float" office:value="23475937.28" calcext:value-type="float">
            <text:p>2.35E+07</text:p>
          </table:table-cell>
          <table:table-cell office:value-type="float" office:value="3707207.68" calcext:value-type="float">
            <text:p>3.71E+06</text:p>
          </table:table-cell>
          <table:table-cell office:value-type="float" office:value="13537280" calcext:value-type="float">
            <text:p>1.35E+07</text:p>
          </table:table-cell>
          <table:table-cell office:value-type="float" office:value="543825.92" calcext:value-type="float">
            <text:p>5.44E+05</text:p>
          </table:table-cell>
          <table:table-cell office:value-type="float" office:value="2032312.32" calcext:value-type="float">
            <text:p>2.03E+06</text:p>
          </table:table-cell>
          <table:table-cell office:value-type="float" office:value="2251950.08" calcext:value-type="float">
            <text:p>2.25E+06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DNF</text:p>
          </table:table-cell>
          <table:table-cell table:style-name="ce43"/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# Conjuncts</text:p>
          </table:table-cell>
          <table:table-cell office:value-type="string" calcext:value-type="string">
            <text:p># Vars</text:p>
          </table:table-cell>
          <table:table-cell table:style-name="Default" office:value-type="string" calcext:value-type="string">
            <text:p><text:s/>rss</text:p>
          </table:table-cell>
          <table:table-cell table:style-name="Default" office:value-type="string" calcext:value-type="string">
            <text:p><text:s/>vms</text:p>
          </table:table-cell>
          <table:table-cell table:style-name="Default" office:value-type="string" calcext:value-type="string">
            <text:p><text:s/>shared</text:p>
          </table:table-cell>
          <table:table-cell table:style-name="Default" office:value-type="string" calcext:value-type="string">
            <text:p><text:s/>text</text:p>
          </table:table-cell>
          <table:table-cell table:style-name="Default" office:value-type="string" calcext:value-type="string">
            <text:p><text:s/>data</text:p>
          </table:table-cell>
          <table:table-cell table:style-name="Default" office:value-type="string" calcext:value-type="string">
            <text:p><text:s/>uss</text:p>
          </table:table-cell>
          <table:table-cell table:style-name="Default" office:value-type="string" calcext:value-type="string">
            <text:p><text:s/>ps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94507.52" calcext:value-type="float">
            <text:p>1.49E+06</text:p>
          </table:table-cell>
          <table:table-cell office:value-type="float" office:value="6153584.64" calcext:value-type="float">
            <text:p>6.15E+06</text:p>
          </table:table-cell>
          <table:table-cell office:value-type="float" office:value="1352171.52" calcext:value-type="float">
            <text:p>1.35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58932.48" calcext:value-type="float">
            <text:p>3.59E+05</text:p>
          </table:table-cell>
          <table:table-cell office:value-type="float" office:value="288071.68" calcext:value-type="float">
            <text:p>2.88E+05</text:p>
          </table:table-cell>
          <table:table-cell office:value-type="float" office:value="324229.12" calcext:value-type="float">
            <text:p>3.24E+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06844.16" calcext:value-type="float">
            <text:p>1.71E+06</text:p>
          </table:table-cell>
          <table:table-cell office:value-type="float" office:value="6157312" calcext:value-type="float">
            <text:p>6.16E+06</text:p>
          </table:table-cell>
          <table:table-cell office:value-type="float" office:value="1545256.96" calcext:value-type="float">
            <text:p>1.55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68762.88" calcext:value-type="float">
            <text:p>3.69E+05</text:p>
          </table:table-cell>
          <table:table-cell office:value-type="float" office:value="287948.8" calcext:value-type="float">
            <text:p>2.88E+05</text:p>
          </table:table-cell>
          <table:table-cell office:value-type="float" office:value="326584.32" calcext:value-type="float">
            <text:p>3.27E+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27488" calcext:value-type="float">
            <text:p>1.73E+06</text:p>
          </table:table-cell>
          <table:table-cell office:value-type="float" office:value="6158745.6" calcext:value-type="float">
            <text:p>6.16E+06</text:p>
          </table:table-cell>
          <table:table-cell office:value-type="float" office:value="1562828.8" calcext:value-type="float">
            <text:p>1.56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72940.8" calcext:value-type="float">
            <text:p>3.73E+05</text:p>
          </table:table-cell>
          <table:table-cell office:value-type="float" office:value="288727.04" calcext:value-type="float">
            <text:p>2.89E+05</text:p>
          </table:table-cell>
          <table:table-cell office:value-type="float" office:value="326359.04" calcext:value-type="float">
            <text:p>3.26E+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764024.32" calcext:value-type="float">
            <text:p>1.76E+06</text:p>
          </table:table-cell>
          <table:table-cell office:value-type="float" office:value="6157025.28" calcext:value-type="float">
            <text:p>6.16E+06</text:p>
          </table:table-cell>
          <table:table-cell office:value-type="float" office:value="1599610.88" calcext:value-type="float">
            <text:p>1.60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69131.52" calcext:value-type="float">
            <text:p>3.69E+05</text:p>
          </table:table-cell>
          <table:table-cell office:value-type="float" office:value="290160.64" calcext:value-type="float">
            <text:p>2.90E+05</text:p>
          </table:table-cell>
          <table:table-cell office:value-type="float" office:value="329758.72" calcext:value-type="float">
            <text:p>3.30E+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41045.76" calcext:value-type="float">
            <text:p>1.74E+06</text:p>
          </table:table-cell>
          <table:table-cell office:value-type="float" office:value="6159032.32" calcext:value-type="float">
            <text:p>6.16E+06</text:p>
          </table:table-cell>
          <table:table-cell office:value-type="float" office:value="1575444.48" calcext:value-type="float">
            <text:p>1.58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73391.36" calcext:value-type="float">
            <text:p>3.73E+05</text:p>
          </table:table-cell>
          <table:table-cell office:value-type="float" office:value="287211.52" calcext:value-type="float">
            <text:p>2.87E+05</text:p>
          </table:table-cell>
          <table:table-cell office:value-type="float" office:value="323819.52" calcext:value-type="float">
            <text:p>3.24E+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79941.12" calcext:value-type="float">
            <text:p>1.88E+06</text:p>
          </table:table-cell>
          <table:table-cell office:value-type="float" office:value="6163333.12" calcext:value-type="float">
            <text:p>6.16E+06</text:p>
          </table:table-cell>
          <table:table-cell office:value-type="float" office:value="1703936" calcext:value-type="float">
            <text:p>1.70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82484.48" calcext:value-type="float">
            <text:p>3.82E+05</text:p>
          </table:table-cell>
          <table:table-cell office:value-type="float" office:value="294051.84" calcext:value-type="float">
            <text:p>2.94E+05</text:p>
          </table:table-cell>
          <table:table-cell office:value-type="float" office:value="335595.52" calcext:value-type="float">
            <text:p>3.36E+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907138.56" calcext:value-type="float">
            <text:p>1.91E+06</text:p>
          </table:table-cell>
          <table:table-cell office:value-type="float" office:value="6163046.4" calcext:value-type="float">
            <text:p>6.16E+06</text:p>
          </table:table-cell>
          <table:table-cell office:value-type="float" office:value="1729331.2" calcext:value-type="float">
            <text:p>1.73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82156.8" calcext:value-type="float">
            <text:p>3.82E+05</text:p>
          </table:table-cell>
          <table:table-cell office:value-type="float" office:value="300646.4" calcext:value-type="float">
            <text:p>3.01E+05</text:p>
          </table:table-cell>
          <table:table-cell office:value-type="float" office:value="352194.56" calcext:value-type="float">
            <text:p>3.52E+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53767.68" calcext:value-type="float">
            <text:p>1.85E+06</text:p>
          </table:table-cell>
          <table:table-cell office:value-type="float" office:value="6162104.32" calcext:value-type="float">
            <text:p>6.16E+06</text:p>
          </table:table-cell>
          <table:table-cell office:value-type="float" office:value="1679564.8" calcext:value-type="float">
            <text:p>1.68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78429.44" calcext:value-type="float">
            <text:p>3.78E+05</text:p>
          </table:table-cell>
          <table:table-cell office:value-type="float" office:value="306749.44" calcext:value-type="float">
            <text:p>3.07E+05</text:p>
          </table:table-cell>
          <table:table-cell office:value-type="float" office:value="365291.52" calcext:value-type="float">
            <text:p>3.65E+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06442.24" calcext:value-type="float">
            <text:p>1.91E+06</text:p>
          </table:table-cell>
          <table:table-cell office:value-type="float" office:value="6173859.84" calcext:value-type="float">
            <text:p>6.17E+06</text:p>
          </table:table-cell>
          <table:table-cell office:value-type="float" office:value="1728593.92" calcext:value-type="float">
            <text:p>1.73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92970.24" calcext:value-type="float">
            <text:p>3.93E+05</text:p>
          </table:table-cell>
          <table:table-cell office:value-type="float" office:value="294010.88" calcext:value-type="float">
            <text:p>2.94E+05</text:p>
          </table:table-cell>
          <table:table-cell office:value-type="float" office:value="352389.12" calcext:value-type="float">
            <text:p>3.52E+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54467.84" calcext:value-type="float">
            <text:p>3.55E+06</text:p>
          </table:table-cell>
          <table:table-cell office:value-type="float" office:value="6396968.96" calcext:value-type="float">
            <text:p>6.40E+06</text:p>
          </table:table-cell>
          <table:table-cell office:value-type="float" office:value="3219742.72" calcext:value-type="float">
            <text:p>3.22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617512.96" calcext:value-type="float">
            <text:p>6.18E+05</text:p>
          </table:table-cell>
          <table:table-cell office:value-type="float" office:value="495165.44" calcext:value-type="float">
            <text:p>4.95E+05</text:p>
          </table:table-cell>
          <table:table-cell office:value-type="float" office:value="568248.32" calcext:value-type="float">
            <text:p>5.68E+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821731.84" calcext:value-type="float">
            <text:p>3.82E+06</text:p>
          </table:table-cell>
          <table:table-cell office:value-type="float" office:value="6774087.68" calcext:value-type="float">
            <text:p>6.77E+06</text:p>
          </table:table-cell>
          <table:table-cell office:value-type="float" office:value="3211304.96" calcext:value-type="float">
            <text:p>3.21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994631.68" calcext:value-type="float">
            <text:p>9.95E+05</text:p>
          </table:table-cell>
          <table:table-cell office:value-type="float" office:value="879656.96" calcext:value-type="float">
            <text:p>8.80E+05</text:p>
          </table:table-cell>
          <table:table-cell office:value-type="float" office:value="949821.44" calcext:value-type="float">
            <text:p>9.50E+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645273.6" calcext:value-type="float">
            <text:p>4.65E+06</text:p>
          </table:table-cell>
          <table:table-cell office:value-type="float" office:value="7470202.88" calcext:value-type="float">
            <text:p>7.47E+06</text:p>
          </table:table-cell>
          <table:table-cell office:value-type="float" office:value="3248209.92" calcext:value-type="float">
            <text:p>3.25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1690746.88" calcext:value-type="float">
            <text:p>1.69E+06</text:p>
          </table:table-cell>
          <table:table-cell office:value-type="float" office:value="1538252.8" calcext:value-type="float">
            <text:p>1.54E+06</text:p>
          </table:table-cell>
          <table:table-cell office:value-type="float" office:value="1605478.4" calcext:value-type="float">
            <text:p>1.61E+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734888.96" calcext:value-type="float">
            <text:p>6.73E+06</text:p>
          </table:table-cell>
          <table:table-cell office:value-type="float" office:value="9588285.44" calcext:value-type="float">
            <text:p>9.59E+06</text:p>
          </table:table-cell>
          <table:table-cell office:value-type="float" office:value="3244195.84" calcext:value-type="float">
            <text:p>3.24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3808829.44" calcext:value-type="float">
            <text:p>3.81E+06</text:p>
          </table:table-cell>
          <table:table-cell office:value-type="float" office:value="3670138.88" calcext:value-type="float">
            <text:p>3.67E+06</text:p>
          </table:table-cell>
          <table:table-cell office:value-type="float" office:value="3735992.32" calcext:value-type="float">
            <text:p>3.74E+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166640.64" calcext:value-type="float">
            <text:p>1.02E+07</text:p>
          </table:table-cell>
          <table:table-cell office:value-type="float" office:value="13013442.56" calcext:value-type="float">
            <text:p>1.30E+07</text:p>
          </table:table-cell>
          <table:table-cell office:value-type="float" office:value="3237806.08" calcext:value-type="float">
            <text:p>3.24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7233986.56" calcext:value-type="float">
            <text:p>7.23E+06</text:p>
          </table:table-cell>
          <table:table-cell office:value-type="float" office:value="7100211.2" calcext:value-type="float">
            <text:p>7.10E+06</text:p>
          </table:table-cell>
          <table:table-cell office:value-type="float" office:value="7172618.24" calcext:value-type="float">
            <text:p>7.17E+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399480.32" calcext:value-type="float">
            <text:p>1.74E+07</text:p>
          </table:table-cell>
          <table:table-cell office:value-type="float" office:value="20406681.6" calcext:value-type="float">
            <text:p>2.04E+07</text:p>
          </table:table-cell>
          <table:table-cell office:value-type="float" office:value="3226542.08" calcext:value-type="float">
            <text:p>3.23E+06</text:p>
          </table:table-cell>
          <table:table-cell office:value-type="float" office:value="45056" calcext:value-type="float">
            <text:p>4.51E+04</text:p>
          </table:table-cell>
          <table:table-cell office:value-type="float" office:value="14627225.6" calcext:value-type="float">
            <text:p>1.46E+07</text:p>
          </table:table-cell>
          <table:table-cell office:value-type="float" office:value="14450728.96" calcext:value-type="float">
            <text:p>1.45E+07</text:p>
          </table:table-cell>
          <table:table-cell office:value-type="float" office:value="14524385.28" calcext:value-type="float">
            <text:p>1.45E+07</text:p>
          </table:table-cell>
          <table:table-cell table:number-columns-repeated="5"/>
        </table:table-row>
        <table:table-row table:style-name="ro1">
          <table:table-cell table:style-name="ce43" office:value-type="string" calcext:value-type="string">
            <text:p>PAR</text:p>
          </table:table-cell>
          <table:table-cell table:style-name="ce43"/>
          <table:table-cell table:style-name="Default" table:number-columns-repeated="7"/>
          <table:table-cell table:number-columns-repeated="5"/>
        </table:table-row>
        <table:table-row table:style-name="ro1">
          <table:table-cell office:value-type="string" calcext:value-type="string">
            <text:p># Conjuncts</text:p>
          </table:table-cell>
          <table:table-cell office:value-type="string" calcext:value-type="string">
            <text:p># Vars</text:p>
          </table:table-cell>
          <table:table-cell table:style-name="Default" office:value-type="string" calcext:value-type="string">
            <text:p><text:s/>rss</text:p>
          </table:table-cell>
          <table:table-cell table:style-name="Default" office:value-type="string" calcext:value-type="string">
            <text:p><text:s/>vms</text:p>
          </table:table-cell>
          <table:table-cell table:style-name="Default" office:value-type="string" calcext:value-type="string">
            <text:p><text:s/>shared</text:p>
          </table:table-cell>
          <table:table-cell table:style-name="Default" office:value-type="string" calcext:value-type="string">
            <text:p><text:s/>text</text:p>
          </table:table-cell>
          <table:table-cell table:style-name="Default" office:value-type="string" calcext:value-type="string">
            <text:p><text:s/>data</text:p>
          </table:table-cell>
          <table:table-cell table:style-name="Default" office:value-type="string" calcext:value-type="string">
            <text:p><text:s/>uss</text:p>
          </table:table-cell>
          <table:table-cell table:style-name="Default" office:value-type="string" calcext:value-type="string">
            <text:p><text:s/>ps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5006.08" calcext:value-type="float">
            <text:p>1.63E+06</text:p>
          </table:table-cell>
          <table:table-cell office:value-type="float" office:value="6126059.52" calcext:value-type="float">
            <text:p>6.13E+06</text:p>
          </table:table-cell>
          <table:table-cell office:value-type="float" office:value="1473208.32" calcext:value-type="float">
            <text:p>1.47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62700.8" calcext:value-type="float">
            <text:p>3.63E+05</text:p>
          </table:table-cell>
          <table:table-cell office:value-type="float" office:value="285818.88" calcext:value-type="float">
            <text:p>2.86E+05</text:p>
          </table:table-cell>
          <table:table-cell office:value-type="float" office:value="321320.96" calcext:value-type="float">
            <text:p>3.21E+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74649.6" calcext:value-type="float">
            <text:p>1.67E+06</text:p>
          </table:table-cell>
          <table:table-cell office:value-type="float" office:value="6125772.8" calcext:value-type="float">
            <text:p>6.13E+06</text:p>
          </table:table-cell>
          <table:table-cell office:value-type="float" office:value="1515192.32" calcext:value-type="float">
            <text:p>1.52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63765.76" calcext:value-type="float">
            <text:p>3.64E+05</text:p>
          </table:table-cell>
          <table:table-cell office:value-type="float" office:value="284876.8" calcext:value-type="float">
            <text:p>2.85E+05</text:p>
          </table:table-cell>
          <table:table-cell office:value-type="float" office:value="319016.96" calcext:value-type="float">
            <text:p>3.19E+0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94924.8" calcext:value-type="float">
            <text:p>1.69E+06</text:p>
          </table:table-cell>
          <table:table-cell office:value-type="float" office:value="6126346.24" calcext:value-type="float">
            <text:p>6.13E+06</text:p>
          </table:table-cell>
          <table:table-cell office:value-type="float" office:value="1535057.92" calcext:value-type="float">
            <text:p>1.54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64994.56" calcext:value-type="float">
            <text:p>3.65E+05</text:p>
          </table:table-cell>
          <table:table-cell office:value-type="float" office:value="284835.84" calcext:value-type="float">
            <text:p>2.85E+05</text:p>
          </table:table-cell>
          <table:table-cell office:value-type="float" office:value="319436.8" calcext:value-type="float">
            <text:p>3.19E+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95580.16" calcext:value-type="float">
            <text:p>1.70E+06</text:p>
          </table:table-cell>
          <table:table-cell office:value-type="float" office:value="6124912.64" calcext:value-type="float">
            <text:p>6.12E+06</text:p>
          </table:table-cell>
          <table:table-cell office:value-type="float" office:value="1534771.2" calcext:value-type="float">
            <text:p>1.53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62004.48" calcext:value-type="float">
            <text:p>3.62E+05</text:p>
          </table:table-cell>
          <table:table-cell office:value-type="float" office:value="286760.96" calcext:value-type="float">
            <text:p>2.87E+05</text:p>
          </table:table-cell>
          <table:table-cell office:value-type="float" office:value="323829.76" calcext:value-type="float">
            <text:p>3.24E+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57102.08" calcext:value-type="float">
            <text:p>1.76E+06</text:p>
          </table:table-cell>
          <table:table-cell office:value-type="float" office:value="6127493.12" calcext:value-type="float">
            <text:p>6.13E+06</text:p>
          </table:table-cell>
          <table:table-cell office:value-type="float" office:value="1591336.96" calcext:value-type="float">
            <text:p>1.59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67575.04" calcext:value-type="float">
            <text:p>3.68E+05</text:p>
          </table:table-cell>
          <table:table-cell office:value-type="float" office:value="283811.84" calcext:value-type="float">
            <text:p>2.84E+05</text:p>
          </table:table-cell>
          <table:table-cell office:value-type="float" office:value="317542.4" calcext:value-type="float">
            <text:p>3.18E+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49303.04" calcext:value-type="float">
            <text:p>1.85E+06</text:p>
          </table:table-cell>
          <table:table-cell office:value-type="float" office:value="6130933.76" calcext:value-type="float">
            <text:p>6.13E+06</text:p>
          </table:table-cell>
          <table:table-cell office:value-type="float" office:value="1676656.64" calcext:value-type="float">
            <text:p>1.68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75029.76" calcext:value-type="float">
            <text:p>3.75E+05</text:p>
          </table:table-cell>
          <table:table-cell office:value-type="float" office:value="287334.4" calcext:value-type="float">
            <text:p>2.87E+05</text:p>
          </table:table-cell>
          <table:table-cell office:value-type="float" office:value="325969.92" calcext:value-type="float">
            <text:p>3.26E+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66301.44" calcext:value-type="float">
            <text:p>1.87E+06</text:p>
          </table:table-cell>
          <table:table-cell office:value-type="float" office:value="6132080.64" calcext:value-type="float">
            <text:p>6.13E+06</text:p>
          </table:table-cell>
          <table:table-cell office:value-type="float" office:value="1691648" calcext:value-type="float">
            <text:p>1.69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77323.52" calcext:value-type="float">
            <text:p>3.77E+05</text:p>
          </table:table-cell>
          <table:table-cell office:value-type="float" office:value="291430.4" calcext:value-type="float">
            <text:p>2.91E+05</text:p>
          </table:table-cell>
          <table:table-cell office:value-type="float" office:value="337428.48" calcext:value-type="float">
            <text:p>3.37E+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98618.88" calcext:value-type="float">
            <text:p>1.90E+06</text:p>
          </table:table-cell>
          <table:table-cell office:value-type="float" office:value="6134005.76" calcext:value-type="float">
            <text:p>6.13E+06</text:p>
          </table:table-cell>
          <table:table-cell office:value-type="float" office:value="1721425.92" calcext:value-type="float">
            <text:p>1.72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79985.92" calcext:value-type="float">
            <text:p>3.80E+05</text:p>
          </table:table-cell>
          <table:table-cell office:value-type="float" office:value="295280.64" calcext:value-type="float">
            <text:p>2.95E+05</text:p>
          </table:table-cell>
          <table:table-cell office:value-type="float" office:value="335943.68" calcext:value-type="float">
            <text:p>3.36E+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20778.24" calcext:value-type="float">
            <text:p>1.92E+06</text:p>
          </table:table-cell>
          <table:table-cell office:value-type="float" office:value="6143262.72" calcext:value-type="float">
            <text:p>6.14E+06</text:p>
          </table:table-cell>
          <table:table-cell office:value-type="float" office:value="1741414.4" calcext:value-type="float">
            <text:p>1.74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90471.68" calcext:value-type="float">
            <text:p>3.90E+05</text:p>
          </table:table-cell>
          <table:table-cell office:value-type="float" office:value="288276.48" calcext:value-type="float">
            <text:p>2.88E+05</text:p>
          </table:table-cell>
          <table:table-cell office:value-type="float" office:value="330803.2" calcext:value-type="float">
            <text:p>3.31E+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544678.4" calcext:value-type="float">
            <text:p>3.54E+06</text:p>
          </table:table-cell>
          <table:table-cell office:value-type="float" office:value="6346670.08" calcext:value-type="float">
            <text:p>6.35E+06</text:p>
          </table:table-cell>
          <table:table-cell office:value-type="float" office:value="3208273.92" calcext:value-type="float">
            <text:p>3.21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595886.08" calcext:value-type="float">
            <text:p>5.96E+05</text:p>
          </table:table-cell>
          <table:table-cell office:value-type="float" office:value="450764.8" calcext:value-type="float">
            <text:p>4.51E+05</text:p>
          </table:table-cell>
          <table:table-cell office:value-type="float" office:value="520519.68" calcext:value-type="float">
            <text:p>5.21E+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826360.32" calcext:value-type="float">
            <text:p>3.83E+06</text:p>
          </table:table-cell>
          <table:table-cell office:value-type="float" office:value="6725140.48" calcext:value-type="float">
            <text:p>6.73E+06</text:p>
          </table:table-cell>
          <table:table-cell office:value-type="float" office:value="3217817.6" calcext:value-type="float">
            <text:p>3.22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974356.48" calcext:value-type="float">
            <text:p>9.74E+05</text:p>
          </table:table-cell>
          <table:table-cell office:value-type="float" office:value="840171.52" calcext:value-type="float">
            <text:p>8.40E+05</text:p>
          </table:table-cell>
          <table:table-cell office:value-type="float" office:value="909711.36" calcext:value-type="float">
            <text:p>9.10E+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75109.12" calcext:value-type="float">
            <text:p>4.58E+06</text:p>
          </table:table-cell>
          <table:table-cell office:value-type="float" office:value="7449640.96" calcext:value-type="float">
            <text:p>7.45E+06</text:p>
          </table:table-cell>
          <table:table-cell office:value-type="float" office:value="3192995.84" calcext:value-type="float">
            <text:p>3.19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1698856.96" calcext:value-type="float">
            <text:p>1.70E+06</text:p>
          </table:table-cell>
          <table:table-cell office:value-type="float" office:value="1532108.8" calcext:value-type="float">
            <text:p>1.53E+06</text:p>
          </table:table-cell>
          <table:table-cell office:value-type="float" office:value="1598392.32" calcext:value-type="float">
            <text:p>1.60E+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694830.08" calcext:value-type="float">
            <text:p>6.69E+06</text:p>
          </table:table-cell>
          <table:table-cell office:value-type="float" office:value="9559613.44" calcext:value-type="float">
            <text:p>9.56E+06</text:p>
          </table:table-cell>
          <table:table-cell office:value-type="float" office:value="3209379.84" calcext:value-type="float">
            <text:p>3.21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3808829.44" calcext:value-type="float">
            <text:p>3.81E+06</text:p>
          </table:table-cell>
          <table:table-cell office:value-type="float" office:value="3641712.64" calcext:value-type="float">
            <text:p>3.64E+06</text:p>
          </table:table-cell>
          <table:table-cell office:value-type="float" office:value="3708989.44" calcext:value-type="float">
            <text:p>3.71E+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537041.92" calcext:value-type="float">
            <text:p>1.05E+07</text:p>
          </table:table-cell>
          <table:table-cell office:value-type="float" office:value="13363240.96" calcext:value-type="float">
            <text:p>1.34E+07</text:p>
          </table:table-cell>
          <table:table-cell office:value-type="float" office:value="3225149.44" calcext:value-type="float">
            <text:p>3.23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7612456.96" calcext:value-type="float">
            <text:p>7.61E+06</text:p>
          </table:table-cell>
          <table:table-cell office:value-type="float" office:value="7470817.28" calcext:value-type="float">
            <text:p>7.47E+06</text:p>
          </table:table-cell>
          <table:table-cell office:value-type="float" office:value="7541678.08" calcext:value-type="float">
            <text:p>7.54E+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378181.12" calcext:value-type="float">
            <text:p>1.74E+07</text:p>
          </table:table-cell>
          <table:table-cell office:value-type="float" office:value="20379361.28" calcext:value-type="float">
            <text:p>2.04E+07</text:p>
          </table:table-cell>
          <table:table-cell office:value-type="float" office:value="3205693.44" calcext:value-type="float">
            <text:p>3.21E+06</text:p>
          </table:table-cell>
          <table:table-cell office:value-type="float" office:value="20480" calcext:value-type="float">
            <text:p>2.05E+04</text:p>
          </table:table-cell>
          <table:table-cell office:value-type="float" office:value="14628577.28" calcext:value-type="float">
            <text:p>1.46E+07</text:p>
          </table:table-cell>
          <table:table-cell office:value-type="float" office:value="14431928.32" calcext:value-type="float">
            <text:p>1.44E+07</text:p>
          </table:table-cell>
          <table:table-cell office:value-type="float" office:value="14504017.92" calcext:value-type="float">
            <text:p>1.45E+0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5" number:min-decimal-places="5" number:min-integer-digits="1" number:grouping="true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7" number:min-decimal-places="7" number:min-integer-digits="1" number:grouping="true"/>
    </number:number-style>
    <number:number-style style:name="N126">
      <number:number number:decimal-places="8" number:min-decimal-places="8" number:min-integer-digits="1" number:grouping="true"/>
    </number:number-style>
    <number:number-style style:name="N127">
      <number:number number:decimal-places="9" number:min-decimal-places="9" number:min-integer-digits="1" number:grouping="true"/>
    </number:number-style>
    <number:number-style style:name="N128">
      <number:number number:decimal-places="10" number:min-decimal-places="10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09:53:17.72449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16:45:58.382140465</meta:creation-date>
    <dc:date>2024-04-17T12:34:40.713798716</dc:date>
    <meta:editing-duration>PT1H31M21S</meta:editing-duration>
    <meta:editing-cycles>11</meta:editing-cycles>
    <meta:generator>LibreOffice/7.1.8.1$Linux_X86_64 LibreOffice_project/10$Build-1</meta:generator>
    <meta:document-statistic meta:table-count="2" meta:cell-count="843" meta:object-count="0"/>
  </office:meta>
</office:document-meta>
</file>